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TC MF58 10K 3950 – curve fitt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 C</text:p>
          </table:table-cell>
          <table:table-cell office:value-type="string" calcext:value-type="string">
            <text:p>resistance Kohm</text:p>
          </table:table-cell>
          <table:table-cell office:value-type="string" calcext:value-type="string">
            <text:p>4.7K voltage divider</text:p>
          </table:table-cell>
          <table:table-cell office:value-type="string" calcext:value-type="string">
            <text:p>12-bit adc output</text:p>
          </table:table-cell>
          <table:table-cell office:value-type="string" calcext:value-type="string">
            <text:p>curve fitting x</text:p>
          </table:table-cell>
          <table:table-cell office:value-type="string" calcext:value-type="string">
            <text:p>curve fitting y</text:p>
          </table:table-cell>
          <table:table-cell office:value-type="string" calcext:value-type="string">
            <text:p>y after curve fitting</text:p>
          </table:table-cell>
          <table:table-cell office:value-type="string" calcext:value-type="string">
            <text:p>temperature after curve fit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ow(x, 2)</text:p>
          </table:table-cell>
          <table:table-cell office:value-type="string" calcext:value-type="string">
            <text:p>pow(x, 3)</text:p>
          </table:table-cell>
          <table:table-cell office:value-type="string" calcext:value-type="string">
            <text:p>pow(x, 4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mp x10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81.7" calcext:value-type="float">
            <text:p>181.7</text:p>
          </table:table-cell>
          <table:table-cell table:formula="of:=[.B3]/(4.7+[.B3])" office:value-type="float" office:value="0.974785407725322" calcext:value-type="float">
            <text:p>0.974785407725322</text:p>
          </table:table-cell>
          <table:table-cell table:formula="of:=ROUND([.C3]*4096;0)" office:value-type="float" office:value="3993" calcext:value-type="float">
            <text:p>3993</text:p>
          </table:table-cell>
          <table:table-cell table:formula="of:=([.D3]-2786)/4096" office:value-type="float" office:value="0.294677734375" calcext:value-type="float">
            <text:p>0.294677734375</text:p>
          </table:table-cell>
          <table:table-cell table:formula="of:=(25-[.A3])*10" office:value-type="float" office:value="550" calcext:value-type="float">
            <text:p>550</text:p>
          </table:table-cell>
          <table:table-cell table:formula="of:=134764*[.E3]^4-56036.5*[.E3]^3+8711.32*[.E3]^2+700.389*[.E3]" office:value-type="float" office:value="545.118239579509" calcext:value-type="float">
            <text:p>545.118239579509</text:p>
          </table:table-cell>
          <table:table-cell table:formula="of:=25-[.G3]/10" office:value-type="float" office:value="-29.5118239579509" calcext:value-type="float">
            <text:p>-29.5118239579509</text:p>
          </table:table-cell>
          <table:table-cell table:formula="of:=ROUND([.H3];1)" office:value-type="float" office:value="-29.5" calcext:value-type="float">
            <text:p>-29.5</text:p>
          </table:table-cell>
          <table:table-cell/>
          <table:table-cell table:formula="of:=[.D3]-2786" office:value-type="float" office:value="1207" calcext:value-type="float">
            <text:p>1207</text:p>
          </table:table-cell>
          <table:table-cell table:formula="of:=INT([.K3]*[.K3]/4096)" office:value-type="float" office:value="355" calcext:value-type="float">
            <text:p>355</text:p>
          </table:table-cell>
          <table:table-cell table:formula="of:=INT([.L3]*[.K3]/4096)" office:value-type="float" office:value="104" calcext:value-type="float">
            <text:p>104</text:p>
          </table:table-cell>
          <table:table-cell table:formula="of:=INT([.M3]*[.K3]/4096)" office:value-type="float" office:value="30" calcext:value-type="float">
            <text:p>30</text:p>
          </table:table-cell>
          <table:table-cell table:formula="of:=134764*[.N3]+-56037*[.M3]+8711*[.L3]+700*[.K3]" office:value-type="float" office:value="2152377" calcext:value-type="float">
            <text:p>2152377</text:p>
          </table:table-cell>
          <table:table-cell table:formula="of:=INT(250-[.O3]/4096)" office:value-type="float" office:value="-276" calcext:value-type="float">
            <text:p>-276</text:p>
          </table:table-cell>
          <table:table-cell table:formula="of:=[.A3]-[.P3]/10" office:value-type="float" office:value="-2.4" calcext:value-type="float">
            <text:p>-2.4</text:p>
          </table:table-cell>
          <table:table-cell table:formula="of:=INT(INT(INT(INT(134764*[.K3]/4096)+-56037)*[.K3]/4096+8711)*[.K3]/4096+700)*[.K3]" office:value-type="float" office:value="2231743" calcext:value-type="float">
            <text:p>2231743</text:p>
          </table:table-cell>
          <table:table-cell table:formula="of:=INT(250-[.R3]/4096)" office:value-type="float" office:value="-295" calcext:value-type="float">
            <text:p>-295</text:p>
          </table:table-cell>
          <table:table-cell table:formula="of:=[.A3]-[.S3]/10" office:value-type="float" office:value="-0.5" calcext:value-type="float">
            <text:p>-0.5</text:p>
          </table:table-cell>
        </table:table-row>
        <table:table-row table:style-name="ro1">
          <table:table-cell table:formula="of:=[.A3]+5" office:value-type="float" office:value="-25" calcext:value-type="float">
            <text:p>-25</text:p>
          </table:table-cell>
          <table:table-cell office:value-type="float" office:value="133.3" calcext:value-type="float">
            <text:p>133.3</text:p>
          </table:table-cell>
          <table:table-cell table:formula="of:=[.B4]/(4.7+[.B4])" office:value-type="float" office:value="0.965942028985507" calcext:value-type="float">
            <text:p>0.965942028985507</text:p>
          </table:table-cell>
          <table:table-cell table:formula="of:=ROUND([.C4]*4096;0)" office:value-type="float" office:value="3956" calcext:value-type="float">
            <text:p>3956</text:p>
          </table:table-cell>
          <table:table-cell table:formula="of:=([.D4]-2786)/4096" office:value-type="float" office:value="0.28564453125" calcext:value-type="float">
            <text:p>0.28564453125</text:p>
          </table:table-cell>
          <table:table-cell table:formula="of:=(25-[.A4])*10" office:value-type="float" office:value="500" calcext:value-type="float">
            <text:p>500</text:p>
          </table:table-cell>
          <table:table-cell table:formula="of:=134764*[.E4]^4-56036.5*[.E4]^3+8711.32*[.E4]^2+700.389*[.E4]" office:value-type="float" office:value="502.002319131803" calcext:value-type="float">
            <text:p>502.002319131803</text:p>
          </table:table-cell>
          <table:table-cell table:formula="of:=25-[.G4]/10" office:value-type="float" office:value="-25.2002319131803" calcext:value-type="float">
            <text:p>-25.2002319131803</text:p>
          </table:table-cell>
          <table:table-cell table:formula="of:=ROUND([.H4];1)" office:value-type="float" office:value="-25.2" calcext:value-type="float">
            <text:p>-25.2</text:p>
          </table:table-cell>
          <table:table-cell/>
          <table:table-cell table:formula="of:=[.D4]-2786" office:value-type="float" office:value="1170" calcext:value-type="float">
            <text:p>1170</text:p>
          </table:table-cell>
          <table:table-cell table:formula="of:=INT([.K4]*[.K4]/4096)" office:value-type="float" office:value="334" calcext:value-type="float">
            <text:p>334</text:p>
          </table:table-cell>
          <table:table-cell table:formula="of:=INT([.L4]*[.K4]/4096)" office:value-type="float" office:value="95" calcext:value-type="float">
            <text:p>95</text:p>
          </table:table-cell>
          <table:table-cell table:formula="of:=INT([.M4]*[.K4]/4096)" office:value-type="float" office:value="27" calcext:value-type="float">
            <text:p>27</text:p>
          </table:table-cell>
          <table:table-cell table:formula="of:=134764*[.N4]+-56037*[.M4]+8711*[.L4]+700*[.K4]" office:value-type="float" office:value="2043587" calcext:value-type="float">
            <text:p>2043587</text:p>
          </table:table-cell>
          <table:table-cell table:formula="of:=INT(250-[.O4]/4096)" office:value-type="float" office:value="-249" calcext:value-type="float">
            <text:p>-249</text:p>
          </table:table-cell>
          <table:table-cell table:formula="of:=[.A4]-[.P4]/10" office:value-type="float" office:value="-0.100000000000001" calcext:value-type="float">
            <text:p>-0.100000000000001</text:p>
          </table:table-cell>
          <table:table-cell table:formula="of:=INT(INT(INT(INT(134764*[.K4]/4096)+-56037)*[.K4]/4096+8711)*[.K4]/4096+700)*[.K4]" office:value-type="float" office:value="2054520" calcext:value-type="float">
            <text:p>2054520</text:p>
          </table:table-cell>
          <table:table-cell table:formula="of:=INT(250-[.R4]/4096)" office:value-type="float" office:value="-252" calcext:value-type="float">
            <text:p>-252</text:p>
          </table:table-cell>
          <table:table-cell table:formula="of:=[.A4]-[.S4]/10" office:value-type="float" office:value="0.199999999999999" calcext:value-type="float">
            <text:p>0.199999999999999</text:p>
          </table:table-cell>
        </table:table-row>
        <table:table-row table:style-name="ro1">
          <table:table-cell table:formula="of:=[.A4]+5" office:value-type="float" office:value="-20" calcext:value-type="float">
            <text:p>-20</text:p>
          </table:table-cell>
          <table:table-cell office:value-type="float" office:value="98.88" calcext:value-type="float">
            <text:p>98.88</text:p>
          </table:table-cell>
          <table:table-cell table:formula="of:=[.B5]/(4.7+[.B5])" office:value-type="float" office:value="0.954624444873528" calcext:value-type="float">
            <text:p>0.954624444873528</text:p>
          </table:table-cell>
          <table:table-cell table:formula="of:=ROUND([.C5]*4096;0)" office:value-type="float" office:value="3910" calcext:value-type="float">
            <text:p>3910</text:p>
          </table:table-cell>
          <table:table-cell table:formula="of:=([.D5]-2786)/4096" office:value-type="float" office:value="0.2744140625" calcext:value-type="float">
            <text:p>0.2744140625</text:p>
          </table:table-cell>
          <table:table-cell table:formula="of:=(25-[.A5])*10" office:value-type="float" office:value="450" calcext:value-type="float">
            <text:p>450</text:p>
          </table:table-cell>
          <table:table-cell table:formula="of:=134764*[.E5]^4-56036.5*[.E5]^3+8711.32*[.E5]^2+700.389*[.E5]" office:value-type="float" office:value="454.421512488457" calcext:value-type="float">
            <text:p>454.421512488457</text:p>
          </table:table-cell>
          <table:table-cell table:formula="of:=25-[.G5]/10" office:value-type="float" office:value="-20.4421512488457" calcext:value-type="float">
            <text:p>-20.4421512488457</text:p>
          </table:table-cell>
          <table:table-cell table:formula="of:=ROUND([.H5];1)" office:value-type="float" office:value="-20.4" calcext:value-type="float">
            <text:p>-20.4</text:p>
          </table:table-cell>
          <table:table-cell/>
          <table:table-cell table:formula="of:=[.D5]-2786" office:value-type="float" office:value="1124" calcext:value-type="float">
            <text:p>1124</text:p>
          </table:table-cell>
          <table:table-cell table:formula="of:=INT([.K5]*[.K5]/4096)" office:value-type="float" office:value="308" calcext:value-type="float">
            <text:p>308</text:p>
          </table:table-cell>
          <table:table-cell table:formula="of:=INT([.L5]*[.K5]/4096)" office:value-type="float" office:value="84" calcext:value-type="float">
            <text:p>84</text:p>
          </table:table-cell>
          <table:table-cell table:formula="of:=INT([.M5]*[.K5]/4096)" office:value-type="float" office:value="23" calcext:value-type="float">
            <text:p>23</text:p>
          </table:table-cell>
          <table:table-cell table:formula="of:=134764*[.N5]+-56037*[.M5]+8711*[.L5]+700*[.K5]" office:value-type="float" office:value="1862252" calcext:value-type="float">
            <text:p>1862252</text:p>
          </table:table-cell>
          <table:table-cell table:formula="of:=INT(250-[.O5]/4096)" office:value-type="float" office:value="-205" calcext:value-type="float">
            <text:p>-205</text:p>
          </table:table-cell>
          <table:table-cell table:formula="of:=[.A5]-[.P5]/10" office:value-type="float" office:value="0.5" calcext:value-type="float">
            <text:p>0.5</text:p>
          </table:table-cell>
          <table:table-cell table:formula="of:=INT(INT(INT(INT(134764*[.K5]/4096)+-56037)*[.K5]/4096+8711)*[.K5]/4096+700)*[.K5]" office:value-type="float" office:value="1860220" calcext:value-type="float">
            <text:p>1860220</text:p>
          </table:table-cell>
          <table:table-cell table:formula="of:=INT(250-[.R5]/4096)" office:value-type="float" office:value="-205" calcext:value-type="float">
            <text:p>-205</text:p>
          </table:table-cell>
          <table:table-cell table:formula="of:=[.A5]-[.S5]/10" office:value-type="float" office:value="0.5" calcext:value-type="float">
            <text:p>0.5</text:p>
          </table:table-cell>
        </table:table-row>
        <table:table-row table:style-name="ro1">
          <table:table-cell table:formula="of:=[.A5]+5" office:value-type="float" office:value="-15" calcext:value-type="float">
            <text:p>-15</text:p>
          </table:table-cell>
          <table:table-cell office:value-type="float" office:value="74.1" calcext:value-type="float">
            <text:p>74.1</text:p>
          </table:table-cell>
          <table:table-cell table:formula="of:=[.B6]/(4.7+[.B6])" office:value-type="float" office:value="0.940355329949239" calcext:value-type="float">
            <text:p>0.940355329949239</text:p>
          </table:table-cell>
          <table:table-cell table:formula="of:=ROUND([.C6]*4096;0)" office:value-type="float" office:value="3852" calcext:value-type="float">
            <text:p>3852</text:p>
          </table:table-cell>
          <table:table-cell table:formula="of:=([.D6]-2786)/4096" office:value-type="float" office:value="0.26025390625" calcext:value-type="float">
            <text:p>0.26025390625</text:p>
          </table:table-cell>
          <table:table-cell table:formula="of:=(25-[.A6])*10" office:value-type="float" office:value="400" calcext:value-type="float">
            <text:p>400</text:p>
          </table:table-cell>
          <table:table-cell table:formula="of:=134764*[.E6]^4-56036.5*[.E6]^3+8711.32*[.E6]^2+700.389*[.E6]" office:value-type="float" office:value="402.777432943528" calcext:value-type="float">
            <text:p>402.777432943528</text:p>
          </table:table-cell>
          <table:table-cell table:formula="of:=25-[.G6]/10" office:value-type="float" office:value="-15.2777432943528" calcext:value-type="float">
            <text:p>-15.2777432943528</text:p>
          </table:table-cell>
          <table:table-cell table:formula="of:=ROUND([.H6];1)" office:value-type="float" office:value="-15.3" calcext:value-type="float">
            <text:p>-15.3</text:p>
          </table:table-cell>
          <table:table-cell/>
          <table:table-cell table:formula="of:=[.D6]-2786" office:value-type="float" office:value="1066" calcext:value-type="float">
            <text:p>1066</text:p>
          </table:table-cell>
          <table:table-cell table:formula="of:=INT([.K6]*[.K6]/4096)" office:value-type="float" office:value="277" calcext:value-type="float">
            <text:p>277</text:p>
          </table:table-cell>
          <table:table-cell table:formula="of:=INT([.L6]*[.K6]/4096)" office:value-type="float" office:value="72" calcext:value-type="float">
            <text:p>72</text:p>
          </table:table-cell>
          <table:table-cell table:formula="of:=INT([.M6]*[.K6]/4096)" office:value-type="float" office:value="18" calcext:value-type="float">
            <text:p>18</text:p>
          </table:table-cell>
          <table:table-cell table:formula="of:=134764*[.N6]+-56037*[.M6]+8711*[.L6]+700*[.K6]" office:value-type="float" office:value="1550235" calcext:value-type="float">
            <text:p>1550235</text:p>
          </table:table-cell>
          <table:table-cell table:formula="of:=INT(250-[.O6]/4096)" office:value-type="float" office:value="-129" calcext:value-type="float">
            <text:p>-129</text:p>
          </table:table-cell>
          <table:table-cell table:formula="of:=[.A6]-[.P6]/10" office:value-type="float" office:value="-2.1" calcext:value-type="float">
            <text:p>-2.1</text:p>
          </table:table-cell>
          <table:table-cell table:formula="of:=INT(INT(INT(INT(134764*[.K6]/4096)+-56037)*[.K6]/4096+8711)*[.K6]/4096+700)*[.K6]" office:value-type="float" office:value="1648036" calcext:value-type="float">
            <text:p>1648036</text:p>
          </table:table-cell>
          <table:table-cell table:formula="of:=INT(250-[.R6]/4096)" office:value-type="float" office:value="-153" calcext:value-type="float">
            <text:p>-153</text:p>
          </table:table-cell>
          <table:table-cell table:formula="of:=[.A6]-[.S6]/10" office:value-type="float" office:value="0.300000000000001" calcext:value-type="float">
            <text:p>0.300000000000001</text:p>
          </table:table-cell>
        </table:table-row>
        <table:table-row table:style-name="ro1">
          <table:table-cell table:formula="of:=[.A6]+5" office:value-type="float" office:value="-10" calcext:value-type="float">
            <text:p>-10</text:p>
          </table:table-cell>
          <table:table-cell office:value-type="float" office:value="56.06" calcext:value-type="float">
            <text:p>56.06</text:p>
          </table:table-cell>
          <table:table-cell table:formula="of:=[.B7]/(4.7+[.B7])" office:value-type="float" office:value="0.922646477946017" calcext:value-type="float">
            <text:p>0.922646477946017</text:p>
          </table:table-cell>
          <table:table-cell table:formula="of:=ROUND([.C7]*4096;0)" office:value-type="float" office:value="3779" calcext:value-type="float">
            <text:p>3779</text:p>
          </table:table-cell>
          <table:table-cell table:formula="of:=([.D7]-2786)/4096" office:value-type="float" office:value="0.242431640625" calcext:value-type="float">
            <text:p>0.242431640625</text:p>
          </table:table-cell>
          <table:table-cell table:formula="of:=(25-[.A7])*10" office:value-type="float" office:value="350" calcext:value-type="float">
            <text:p>350</text:p>
          </table:table-cell>
          <table:table-cell table:formula="of:=134764*[.E7]^4-56036.5*[.E7]^3+8711.32*[.E7]^2+700.389*[.E7]" office:value-type="float" office:value="348.866187829075" calcext:value-type="float">
            <text:p>348.866187829075</text:p>
          </table:table-cell>
          <table:table-cell table:formula="of:=25-[.G7]/10" office:value-type="float" office:value="-9.88661878290752" calcext:value-type="float">
            <text:p>-9.88661878290752</text:p>
          </table:table-cell>
          <table:table-cell table:formula="of:=ROUND([.H7];1)" office:value-type="float" office:value="-9.9" calcext:value-type="float">
            <text:p>-9.9</text:p>
          </table:table-cell>
          <table:table-cell/>
          <table:table-cell table:formula="of:=[.D7]-2786" office:value-type="float" office:value="993" calcext:value-type="float">
            <text:p>993</text:p>
          </table:table-cell>
          <table:table-cell table:formula="of:=INT([.K7]*[.K7]/4096)" office:value-type="float" office:value="240" calcext:value-type="float">
            <text:p>240</text:p>
          </table:table-cell>
          <table:table-cell table:formula="of:=INT([.L7]*[.K7]/4096)" office:value-type="float" office:value="58" calcext:value-type="float">
            <text:p>58</text:p>
          </table:table-cell>
          <table:table-cell table:formula="of:=INT([.M7]*[.K7]/4096)" office:value-type="float" office:value="14" calcext:value-type="float">
            <text:p>14</text:p>
          </table:table-cell>
          <table:table-cell table:formula="of:=134764*[.N7]+-56037*[.M7]+8711*[.L7]+700*[.K7]" office:value-type="float" office:value="1422290" calcext:value-type="float">
            <text:p>1422290</text:p>
          </table:table-cell>
          <table:table-cell table:formula="of:=INT(250-[.O7]/4096)" office:value-type="float" office:value="-98" calcext:value-type="float">
            <text:p>-98</text:p>
          </table:table-cell>
          <table:table-cell table:formula="of:=[.A7]-[.P7]/10" office:value-type="float" office:value="-0.199999999999999" calcext:value-type="float">
            <text:p>-0.199999999999999</text:p>
          </table:table-cell>
          <table:table-cell table:formula="of:=INT(INT(INT(INT(134764*[.K7]/4096)+-56037)*[.K7]/4096+8711)*[.K7]/4096+700)*[.K7]" office:value-type="float" office:value="1427934" calcext:value-type="float">
            <text:p>1427934</text:p>
          </table:table-cell>
          <table:table-cell table:formula="of:=INT(250-[.R7]/4096)" office:value-type="float" office:value="-99" calcext:value-type="float">
            <text:p>-99</text:p>
          </table:table-cell>
          <table:table-cell table:formula="of:=[.A7]-[.S7]/10" office:value-type="float" office:value="-0.0999999999999996" calcext:value-type="float">
            <text:p>-0.1</text:p>
          </table:table-cell>
        </table:table-row>
        <table:table-row table:style-name="ro1">
          <table:table-cell table:formula="of:=[.A7]+5" office:value-type="float" office:value="-5" calcext:value-type="float">
            <text:p>-5</text:p>
          </table:table-cell>
          <table:table-cell office:value-type="float" office:value="42.8" calcext:value-type="float">
            <text:p>42.8</text:p>
          </table:table-cell>
          <table:table-cell table:formula="of:=[.B8]/(4.7+[.B8])" office:value-type="float" office:value="0.901052631578947" calcext:value-type="float">
            <text:p>0.901052631578947</text:p>
          </table:table-cell>
          <table:table-cell table:formula="of:=ROUND([.C8]*4096;0)" office:value-type="float" office:value="3691" calcext:value-type="float">
            <text:p>3691</text:p>
          </table:table-cell>
          <table:table-cell table:formula="of:=([.D8]-2786)/4096" office:value-type="float" office:value="0.220947265625" calcext:value-type="float">
            <text:p>0.220947265625</text:p>
          </table:table-cell>
          <table:table-cell table:formula="of:=(25-[.A8])*10" office:value-type="float" office:value="300" calcext:value-type="float">
            <text:p>300</text:p>
          </table:table-cell>
          <table:table-cell table:formula="of:=134764*[.E8]^4-56036.5*[.E8]^3+8711.32*[.E8]^2+700.389*[.E8]" office:value-type="float" office:value="296.763431079258" calcext:value-type="float">
            <text:p>296.763431079258</text:p>
          </table:table-cell>
          <table:table-cell table:formula="of:=25-[.G8]/10" office:value-type="float" office:value="-4.67634310792578" calcext:value-type="float">
            <text:p>-4.67634310792578</text:p>
          </table:table-cell>
          <table:table-cell table:formula="of:=ROUND([.H8];1)" office:value-type="float" office:value="-4.7" calcext:value-type="float">
            <text:p>-4.7</text:p>
          </table:table-cell>
          <table:table-cell/>
          <table:table-cell table:formula="of:=[.D8]-2786" office:value-type="float" office:value="905" calcext:value-type="float">
            <text:p>905</text:p>
          </table:table-cell>
          <table:table-cell table:formula="of:=INT([.K8]*[.K8]/4096)" office:value-type="float" office:value="199" calcext:value-type="float">
            <text:p>199</text:p>
          </table:table-cell>
          <table:table-cell table:formula="of:=INT([.L8]*[.K8]/4096)" office:value-type="float" office:value="43" calcext:value-type="float">
            <text:p>43</text:p>
          </table:table-cell>
          <table:table-cell table:formula="of:=INT([.M8]*[.K8]/4096)" office:value-type="float" office:value="9" calcext:value-type="float">
            <text:p>9</text:p>
          </table:table-cell>
          <table:table-cell table:formula="of:=134764*[.N8]+-56037*[.M8]+8711*[.L8]+700*[.K8]" office:value-type="float" office:value="1170274" calcext:value-type="float">
            <text:p>1170274</text:p>
          </table:table-cell>
          <table:table-cell table:formula="of:=INT(250-[.O8]/4096)" office:value-type="float" office:value="-36" calcext:value-type="float">
            <text:p>-36</text:p>
          </table:table-cell>
          <table:table-cell table:formula="of:=[.A8]-[.P8]/10" office:value-type="float" office:value="-1.4" calcext:value-type="float">
            <text:p>-1.4</text:p>
          </table:table-cell>
          <table:table-cell table:formula="of:=INT(INT(INT(INT(134764*[.K8]/4096)+-56037)*[.K8]/4096+8711)*[.K8]/4096+700)*[.K8]" office:value-type="float" office:value="1214510" calcext:value-type="float">
            <text:p>1214510</text:p>
          </table:table-cell>
          <table:table-cell table:formula="of:=INT(250-[.R8]/4096)" office:value-type="float" office:value="-47" calcext:value-type="float">
            <text:p>-47</text:p>
          </table:table-cell>
          <table:table-cell table:formula="of:=[.A8]-[.S8]/10" office:value-type="float" office:value="-0.3" calcext:value-type="float">
            <text:p>-0.3</text:p>
          </table:table-cell>
        </table:table-row>
        <table:table-row table:style-name="ro1">
          <table:table-cell table:formula="of:=[.A8]+5"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table:formula="of:=[.B9]/(4.7+[.B9])" office:value-type="float" office:value="0.875199150292087" calcext:value-type="float">
            <text:p>0.875199150292087</text:p>
          </table:table-cell>
          <table:table-cell table:formula="of:=ROUND([.C9]*4096;0)" office:value-type="float" office:value="3585" calcext:value-type="float">
            <text:p>3585</text:p>
          </table:table-cell>
          <table:table-cell table:formula="of:=([.D9]-2786)/4096" office:value-type="float" office:value="0.195068359375" calcext:value-type="float">
            <text:p>0.195068359375</text:p>
          </table:table-cell>
          <table:table-cell table:formula="of:=(25-[.A9])*10" office:value-type="float" office:value="250" calcext:value-type="float">
            <text:p>250</text:p>
          </table:table-cell>
          <table:table-cell table:formula="of:=134764*[.E9]^4-56036.5*[.E9]^3+8711.32*[.E9]^2+700.389*[.E9]" office:value-type="float" office:value="247.291918089205" calcext:value-type="float">
            <text:p>247.291918089205</text:p>
          </table:table-cell>
          <table:table-cell table:formula="of:=25-[.G9]/10" office:value-type="float" office:value="0.270808191079528" calcext:value-type="float">
            <text:p>0.270808191079528</text:p>
          </table:table-cell>
          <table:table-cell table:formula="of:=ROUND([.H9];1)" office:value-type="float" office:value="0.3" calcext:value-type="float">
            <text:p>0.3</text:p>
          </table:table-cell>
          <table:table-cell/>
          <table:table-cell table:formula="of:=[.D9]-2786" office:value-type="float" office:value="799" calcext:value-type="float">
            <text:p>799</text:p>
          </table:table-cell>
          <table:table-cell table:formula="of:=INT([.K9]*[.K9]/4096)" office:value-type="float" office:value="155" calcext:value-type="float">
            <text:p>155</text:p>
          </table:table-cell>
          <table:table-cell table:formula="of:=INT([.L9]*[.K9]/4096)" office:value-type="float" office:value="30" calcext:value-type="float">
            <text:p>30</text:p>
          </table:table-cell>
          <table:table-cell table:formula="of:=INT([.M9]*[.K9]/4096)" office:value-type="float" office:value="5" calcext:value-type="float">
            <text:p>5</text:p>
          </table:table-cell>
          <table:table-cell table:formula="of:=134764*[.N9]+-56037*[.M9]+8711*[.L9]+700*[.K9]" office:value-type="float" office:value="902215" calcext:value-type="float">
            <text:p>902215</text:p>
          </table:table-cell>
          <table:table-cell table:formula="of:=INT(250-[.O9]/4096)" office:value-type="float" office:value="29" calcext:value-type="float">
            <text:p>29</text:p>
          </table:table-cell>
          <table:table-cell table:formula="of:=[.A9]-[.P9]/10" office:value-type="float" office:value="-2.9" calcext:value-type="float">
            <text:p>-2.9</text:p>
          </table:table-cell>
          <table:table-cell table:formula="of:=INT(INT(INT(INT(134764*[.K9]/4096)+-56037)*[.K9]/4096+8711)*[.K9]/4096+700)*[.K9]" office:value-type="float" office:value="1012333" calcext:value-type="float">
            <text:p>1012333</text:p>
          </table:table-cell>
          <table:table-cell table:formula="of:=INT(250-[.R9]/4096)" office:value-type="float" office:value="2" calcext:value-type="float">
            <text:p>2</text:p>
          </table:table-cell>
          <table:table-cell table:formula="of:=[.A9]-[.S9]/10" office:value-type="float" office:value="-0.2" calcext:value-type="float">
            <text:p>-0.2</text:p>
          </table:table-cell>
        </table:table-row>
        <table:table-row table:style-name="ro1">
          <table:table-cell table:formula="of:=[.A9]+5" office:value-type="float" office:value="5" calcext:value-type="float">
            <text:p>5</text:p>
          </table:table-cell>
          <table:table-cell office:value-type="float" office:value="25.58" calcext:value-type="float">
            <text:p>25.58</text:p>
          </table:table-cell>
          <table:table-cell table:formula="of:=[.B10]/(4.7+[.B10])" office:value-type="float" office:value="0.844782034346103" calcext:value-type="float">
            <text:p>0.844782034346103</text:p>
          </table:table-cell>
          <table:table-cell table:formula="of:=ROUND([.C10]*4096;0)" office:value-type="float" office:value="3460" calcext:value-type="float">
            <text:p>3460</text:p>
          </table:table-cell>
          <table:table-cell table:formula="of:=([.D10]-2786)/4096" office:value-type="float" office:value="0.16455078125" calcext:value-type="float">
            <text:p>0.16455078125</text:p>
          </table:table-cell>
          <table:table-cell table:formula="of:=(25-[.A10])*10" office:value-type="float" office:value="200" calcext:value-type="float">
            <text:p>200</text:p>
          </table:table-cell>
          <table:table-cell table:formula="of:=134764*[.E10]^4-56036.5*[.E10]^3+8711.32*[.E10]^2+700.389*[.E10]" office:value-type="float" office:value="200.256846826441" calcext:value-type="float">
            <text:p>200.256846826441</text:p>
          </table:table-cell>
          <table:table-cell table:formula="of:=25-[.G10]/10" office:value-type="float" office:value="4.97431531735592" calcext:value-type="float">
            <text:p>4.97431531735592</text:p>
          </table:table-cell>
          <table:table-cell table:formula="of:=ROUND([.H10];1)" office:value-type="float" office:value="5" calcext:value-type="float">
            <text:p>5</text:p>
          </table:table-cell>
          <table:table-cell/>
          <table:table-cell table:formula="of:=[.D10]-2786" office:value-type="float" office:value="674" calcext:value-type="float">
            <text:p>674</text:p>
          </table:table-cell>
          <table:table-cell table:formula="of:=INT([.K10]*[.K10]/4096)" office:value-type="float" office:value="110" calcext:value-type="float">
            <text:p>110</text:p>
          </table:table-cell>
          <table:table-cell table:formula="of:=INT([.L10]*[.K10]/4096)" office:value-type="float" office:value="18" calcext:value-type="float">
            <text:p>18</text:p>
          </table:table-cell>
          <table:table-cell table:formula="of:=INT([.M10]*[.K10]/4096)" office:value-type="float" office:value="2" calcext:value-type="float">
            <text:p>2</text:p>
          </table:table-cell>
          <table:table-cell table:formula="of:=134764*[.N10]+-56037*[.M10]+8711*[.L10]+700*[.K10]" office:value-type="float" office:value="690872" calcext:value-type="float">
            <text:p>690872</text:p>
          </table:table-cell>
          <table:table-cell table:formula="of:=INT(250-[.O10]/4096)" office:value-type="float" office:value="81" calcext:value-type="float">
            <text:p>81</text:p>
          </table:table-cell>
          <table:table-cell table:formula="of:=[.A10]-[.P10]/10" office:value-type="float" office:value="-3.1" calcext:value-type="float">
            <text:p>-3.1</text:p>
          </table:table-cell>
          <table:table-cell table:formula="of:=INT(INT(INT(INT(134764*[.K10]/4096)+-56037)*[.K10]/4096+8711)*[.K10]/4096+700)*[.K10]" office:value-type="float" office:value="819584" calcext:value-type="float">
            <text:p>819584</text:p>
          </table:table-cell>
          <table:table-cell table:formula="of:=INT(250-[.R10]/4096)" office:value-type="float" office:value="49" calcext:value-type="float">
            <text:p>49</text:p>
          </table:table-cell>
          <table:table-cell table:formula="of:=[.A10]-[.S10]/10" office:value-type="float" office:value="0.0999999999999996" calcext:value-type="float">
            <text:p>0.1</text:p>
          </table:table-cell>
        </table:table-row>
        <table:table-row table:style-name="ro1">
          <table:table-cell table:formula="of:=[.A10]+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1]/(4.7+[.B11])" office:value-type="float" office:value="0.809716599190283" calcext:value-type="float">
            <text:p>0.809716599190283</text:p>
          </table:table-cell>
          <table:table-cell table:formula="of:=ROUND([.C11]*4096;0)" office:value-type="float" office:value="3317" calcext:value-type="float">
            <text:p>3317</text:p>
          </table:table-cell>
          <table:table-cell table:formula="of:=([.D11]-2786)/4096" office:value-type="float" office:value="0.129638671875" calcext:value-type="float">
            <text:p>0.129638671875</text:p>
          </table:table-cell>
          <table:table-cell table:formula="of:=(25-[.A11])*10" office:value-type="float" office:value="150" calcext:value-type="float">
            <text:p>150</text:p>
          </table:table-cell>
          <table:table-cell table:formula="of:=134764*[.E11]^4-56036.5*[.E11]^3+8711.32*[.E11]^2+700.389*[.E11]" office:value-type="float" office:value="153.176871517866" calcext:value-type="float">
            <text:p>153.176871517866</text:p>
          </table:table-cell>
          <table:table-cell table:formula="of:=25-[.G11]/10" office:value-type="float" office:value="9.68231284821342" calcext:value-type="float">
            <text:p>9.68231284821342</text:p>
          </table:table-cell>
          <table:table-cell table:formula="of:=ROUND([.H11];1)" office:value-type="float" office:value="9.7" calcext:value-type="float">
            <text:p>9.7</text:p>
          </table:table-cell>
          <table:table-cell/>
          <table:table-cell table:formula="of:=[.D11]-2786" office:value-type="float" office:value="531" calcext:value-type="float">
            <text:p>531</text:p>
          </table:table-cell>
          <table:table-cell table:formula="of:=INT([.K11]*[.K11]/4096)" office:value-type="float" office:value="68" calcext:value-type="float">
            <text:p>68</text:p>
          </table:table-cell>
          <table:table-cell table:formula="of:=INT([.L11]*[.K11]/4096)" office:value-type="float" office:value="8" calcext:value-type="float">
            <text:p>8</text:p>
          </table:table-cell>
          <table:table-cell table:formula="of:=INT([.M11]*[.K11]/4096)" office:value-type="float" office:value="1" calcext:value-type="float">
            <text:p>1</text:p>
          </table:table-cell>
          <table:table-cell table:formula="of:=134764*[.N11]+-56037*[.M11]+8711*[.L11]+700*[.K11]" office:value-type="float" office:value="650516" calcext:value-type="float">
            <text:p>650516</text:p>
          </table:table-cell>
          <table:table-cell table:formula="of:=INT(250-[.O11]/4096)" office:value-type="float" office:value="91" calcext:value-type="float">
            <text:p>91</text:p>
          </table:table-cell>
          <table:table-cell table:formula="of:=[.A11]-[.P11]/10" office:value-type="float" office:value="0.9" calcext:value-type="float">
            <text:p>0.9</text:p>
          </table:table-cell>
          <table:table-cell table:formula="of:=INT(INT(INT(INT(134764*[.K11]/4096)+-56037)*[.K11]/4096+8711)*[.K11]/4096+700)*[.K11]" office:value-type="float" office:value="627111" calcext:value-type="float">
            <text:p>627111</text:p>
          </table:table-cell>
          <table:table-cell table:formula="of:=INT(250-[.R11]/4096)" office:value-type="float" office:value="96" calcext:value-type="float">
            <text:p>96</text:p>
          </table:table-cell>
          <table:table-cell table:formula="of:=[.A11]-[.S11]/10" office:value-type="float" office:value="0.4" calcext:value-type="float">
            <text:p>0.4</text:p>
          </table:table-cell>
        </table:table-row>
        <table:table-row table:style-name="ro1">
          <table:table-cell table:formula="of:=[.A11]+5" office:value-type="float" office:value="15" calcext:value-type="float">
            <text:p>15</text:p>
          </table:table-cell>
          <table:table-cell office:value-type="float" office:value="15.76" calcext:value-type="float">
            <text:p>15.76</text:p>
          </table:table-cell>
          <table:table-cell table:formula="of:=[.B12]/(4.7+[.B12])" office:value-type="float" office:value="0.770283479960899" calcext:value-type="float">
            <text:p>0.770283479960899</text:p>
          </table:table-cell>
          <table:table-cell table:formula="of:=ROUND([.C12]*4096;0)" office:value-type="float" office:value="3155" calcext:value-type="float">
            <text:p>3155</text:p>
          </table:table-cell>
          <table:table-cell table:formula="of:=([.D12]-2786)/4096" office:value-type="float" office:value="0.090087890625" calcext:value-type="float">
            <text:p>0.090087890625</text:p>
          </table:table-cell>
          <table:table-cell table:formula="of:=(25-[.A12])*10" office:value-type="float" office:value="100" calcext:value-type="float">
            <text:p>100</text:p>
          </table:table-cell>
          <table:table-cell table:formula="of:=134764*[.E12]^4-56036.5*[.E12]^3+8711.32*[.E12]^2+700.389*[.E12]" office:value-type="float" office:value="101.702193000579" calcext:value-type="float">
            <text:p>101.702193000579</text:p>
          </table:table-cell>
          <table:table-cell table:formula="of:=25-[.G12]/10" office:value-type="float" office:value="14.8297806999421" calcext:value-type="float">
            <text:p>14.8297806999421</text:p>
          </table:table-cell>
          <table:table-cell table:formula="of:=ROUND([.H12];1)" office:value-type="float" office:value="14.8" calcext:value-type="float">
            <text:p>14.8</text:p>
          </table:table-cell>
          <table:table-cell/>
          <table:table-cell table:formula="of:=[.D12]-2786" office:value-type="float" office:value="369" calcext:value-type="float">
            <text:p>369</text:p>
          </table:table-cell>
          <table:table-cell table:formula="of:=INT([.K12]*[.K12]/4096)" office:value-type="float" office:value="33" calcext:value-type="float">
            <text:p>33</text:p>
          </table:table-cell>
          <table:table-cell table:formula="of:=INT([.L12]*[.K12]/4096)" office:value-type="float" office:value="2" calcext:value-type="float">
            <text:p>2</text:p>
          </table:table-cell>
          <table:table-cell table:formula="of:=INT([.M12]*[.K12]/4096)" office:value-type="float" office:value="0" calcext:value-type="float">
            <text:p>0</text:p>
          </table:table-cell>
          <table:table-cell table:formula="of:=134764*[.N12]+-56037*[.M12]+8711*[.L12]+700*[.K12]" office:value-type="float" office:value="433689" calcext:value-type="float">
            <text:p>433689</text:p>
          </table:table-cell>
          <table:table-cell table:formula="of:=INT(250-[.O12]/4096)" office:value-type="float" office:value="144" calcext:value-type="float">
            <text:p>144</text:p>
          </table:table-cell>
          <table:table-cell table:formula="of:=[.A12]-[.P12]/10" office:value-type="float" office:value="0.6" calcext:value-type="float">
            <text:p>0.6</text:p>
          </table:table-cell>
          <table:table-cell table:formula="of:=INT(INT(INT(INT(134764*[.K12]/4096)+-56037)*[.K12]/4096+8711)*[.K12]/4096+700)*[.K12]" office:value-type="float" office:value="416232" calcext:value-type="float">
            <text:p>416232</text:p>
          </table:table-cell>
          <table:table-cell table:formula="of:=INT(250-[.R12]/4096)" office:value-type="float" office:value="148" calcext:value-type="float">
            <text:p>148</text:p>
          </table:table-cell>
          <table:table-cell table:formula="of:=[.A12]-[.S12]/10" office:value-type="float" office:value="0.199999999999999" calcext:value-type="float">
            <text:p>0.199999999999999</text:p>
          </table:table-cell>
        </table:table-row>
        <table:table-row table:style-name="ro1">
          <table:table-cell table:formula="of:=[.A12]+5" office:value-type="float" office:value="20" calcext:value-type="float">
            <text:p>20</text:p>
          </table:table-cell>
          <table:table-cell office:value-type="float" office:value="12.51" calcext:value-type="float">
            <text:p>12.51</text:p>
          </table:table-cell>
          <table:table-cell table:formula="of:=[.B13]/(4.7+[.B13])" office:value-type="float" office:value="0.726902963393376" calcext:value-type="float">
            <text:p>0.726902963393376</text:p>
          </table:table-cell>
          <table:table-cell table:formula="of:=ROUND([.C13]*4096;0)" office:value-type="float" office:value="2977" calcext:value-type="float">
            <text:p>2977</text:p>
          </table:table-cell>
          <table:table-cell table:formula="of:=([.D13]-2786)/4096" office:value-type="float" office:value="0.046630859375" calcext:value-type="float">
            <text:p>0.046630859375</text:p>
          </table:table-cell>
          <table:table-cell table:formula="of:=(25-[.A13])*10" office:value-type="float" office:value="50" calcext:value-type="float">
            <text:p>50</text:p>
          </table:table-cell>
          <table:table-cell table:formula="of:=134764*[.E13]^4-56036.5*[.E13]^3+8711.32*[.E13]^2+700.389*[.E13]" office:value-type="float" office:value="46.557276304652" calcext:value-type="float">
            <text:p>46.557276304652</text:p>
          </table:table-cell>
          <table:table-cell table:formula="of:=25-[.G13]/10" office:value-type="float" office:value="20.3442723695348" calcext:value-type="float">
            <text:p>20.3442723695348</text:p>
          </table:table-cell>
          <table:table-cell table:formula="of:=ROUND([.H13];1)" office:value-type="float" office:value="20.3" calcext:value-type="float">
            <text:p>20.3</text:p>
          </table:table-cell>
          <table:table-cell/>
          <table:table-cell table:formula="of:=[.D13]-2786" office:value-type="float" office:value="191" calcext:value-type="float">
            <text:p>191</text:p>
          </table:table-cell>
          <table:table-cell table:formula="of:=INT([.K13]*[.K13]/4096)" office:value-type="float" office:value="8" calcext:value-type="float">
            <text:p>8</text:p>
          </table:table-cell>
          <table:table-cell table:formula="of:=INT([.L13]*[.K13]/4096)" office:value-type="float" office:value="0" calcext:value-type="float">
            <text:p>0</text:p>
          </table:table-cell>
          <table:table-cell table:formula="of:=INT([.M13]*[.K13]/4096)" office:value-type="float" office:value="0" calcext:value-type="float">
            <text:p>0</text:p>
          </table:table-cell>
          <table:table-cell table:formula="of:=134764*[.N13]+-56037*[.M13]+8711*[.L13]+700*[.K13]" office:value-type="float" office:value="203388" calcext:value-type="float">
            <text:p>203388</text:p>
          </table:table-cell>
          <table:table-cell table:formula="of:=INT(250-[.O13]/4096)" office:value-type="float" office:value="200" calcext:value-type="float">
            <text:p>200</text:p>
          </table:table-cell>
          <table:table-cell table:formula="of:=[.A13]-[.P13]/10" office:value-type="float" office:value="0" calcext:value-type="float">
            <text:p>0</text:p>
          </table:table-cell>
          <table:table-cell table:formula="of:=INT(INT(INT(INT(134764*[.K13]/4096)+-56037)*[.K13]/4096+8711)*[.K13]/4096+700)*[.K13]" office:value-type="float" office:value="190427" calcext:value-type="float">
            <text:p>190427</text:p>
          </table:table-cell>
          <table:table-cell table:formula="of:=INT(250-[.R13]/4096)" office:value-type="float" office:value="203" calcext:value-type="float">
            <text:p>203</text:p>
          </table:table-cell>
          <table:table-cell table:formula="of:=[.A13]-[.S13]/10" office:value-type="float" office:value="-0.300000000000001" calcext:value-type="float">
            <text:p>-0.300000000000001</text:p>
          </table:table-cell>
        </table:table-row>
        <table:table-row table:style-name="ro1">
          <table:table-cell table:formula="of:=[.A13]+5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4]/(4.7+[.B14])" office:value-type="float" office:value="0.680272108843537" calcext:value-type="float">
            <text:p>0.680272108843537</text:p>
          </table:table-cell>
          <table:table-cell table:formula="of:=ROUND([.C14]*4096;0)" office:value-type="float" office:value="2786" calcext:value-type="float">
            <text:p>2786</text:p>
          </table:table-cell>
          <table:table-cell table:formula="of:=([.D14]-2786)/4096" office:value-type="float" office:value="0" calcext:value-type="float">
            <text:p>0</text:p>
          </table:table-cell>
          <table:table-cell table:formula="of:=(25-[.A14])*10" office:value-type="float" office:value="0" calcext:value-type="float">
            <text:p>0</text:p>
          </table:table-cell>
          <table:table-cell table:formula="of:=134764*[.E14]^4-56036.5*[.E14]^3+8711.32*[.E14]^2+700.389*[.E14]" office:value-type="float" office:value="0" calcext:value-type="float">
            <text:p>0</text:p>
          </table:table-cell>
          <table:table-cell table:formula="of:=25-[.G14]/10" office:value-type="float" office:value="25" calcext:value-type="float">
            <text:p>25</text:p>
          </table:table-cell>
          <table:table-cell table:formula="of:=ROUND([.H14];1)" office:value-type="float" office:value="25" calcext:value-type="float">
            <text:p>25</text:p>
          </table:table-cell>
          <table:table-cell/>
          <table:table-cell table:formula="of:=[.D14]-2786" office:value-type="float" office:value="0" calcext:value-type="float">
            <text:p>0</text:p>
          </table:table-cell>
          <table:table-cell table:formula="of:=INT([.K14]*[.K14]/4096)" office:value-type="float" office:value="0" calcext:value-type="float">
            <text:p>0</text:p>
          </table:table-cell>
          <table:table-cell table:formula="of:=INT([.L14]*[.K14]/4096)" office:value-type="float" office:value="0" calcext:value-type="float">
            <text:p>0</text:p>
          </table:table-cell>
          <table:table-cell table:formula="of:=INT([.M14]*[.K14]/4096)" office:value-type="float" office:value="0" calcext:value-type="float">
            <text:p>0</text:p>
          </table:table-cell>
          <table:table-cell table:formula="of:=134764*[.N14]+-56037*[.M14]+8711*[.L14]+700*[.K14]" office:value-type="float" office:value="0" calcext:value-type="float">
            <text:p>0</text:p>
          </table:table-cell>
          <table:table-cell table:formula="of:=INT(250-[.O14]/4096)" office:value-type="float" office:value="250" calcext:value-type="float">
            <text:p>250</text:p>
          </table:table-cell>
          <table:table-cell table:formula="of:=[.A14]-[.P14]/10" office:value-type="float" office:value="0" calcext:value-type="float">
            <text:p>0</text:p>
          </table:table-cell>
          <table:table-cell table:formula="of:=INT(INT(INT(INT(134764*[.K14]/4096)+-56037)*[.K14]/4096+8711)*[.K14]/4096+700)*[.K14]" office:value-type="float" office:value="0" calcext:value-type="float">
            <text:p>0</text:p>
          </table:table-cell>
          <table:table-cell table:formula="of:=INT(250-[.R14]/4096)" office:value-type="float" office:value="250" calcext:value-type="float">
            <text:p>250</text:p>
          </table:table-cell>
          <table:table-cell table:formula="of:=[.A14]-[.S14]/10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6]/(4.7+[.B16])" office:value-type="float" office:value="0.680272108843537" calcext:value-type="float">
            <text:p>0.680272108843537</text:p>
          </table:table-cell>
          <table:table-cell table:formula="of:=ROUND([.C16]*4096;0)" office:value-type="float" office:value="2786" calcext:value-type="float">
            <text:p>2786</text:p>
          </table:table-cell>
          <table:table-cell table:formula="of:=(2786-[.D16])/4096" office:value-type="float" office:value="0" calcext:value-type="float">
            <text:p>0</text:p>
          </table:table-cell>
          <table:table-cell table:formula="of:=([.A16]-25)*10" office:value-type="float" office:value="0" calcext:value-type="float">
            <text:p>0</text:p>
          </table:table-cell>
          <table:table-cell table:formula="of:=9503.59*[.E16]^4-6729.63*[.E16]^3+1677.17*[.E16]^2+876.247*[.E16]" office:value-type="float" office:value="0" calcext:value-type="float">
            <text:p>0</text:p>
          </table:table-cell>
          <table:table-cell table:formula="of:=25+[.G16]/10" office:value-type="float" office:value="25" calcext:value-type="float">
            <text:p>25</text:p>
          </table:table-cell>
          <table:table-cell table:formula="of:=ROUND([.H16];1)" office:value-type="float" office:value="25" calcext:value-type="float">
            <text:p>25</text:p>
          </table:table-cell>
          <table:table-cell/>
          <table:table-cell table:formula="of:=2786-[.D16]" office:value-type="float" office:value="0" calcext:value-type="float">
            <text:p>0</text:p>
          </table:table-cell>
          <table:table-cell table:formula="of:=INT([.K16]*[.K16]/4096)" office:value-type="float" office:value="0" calcext:value-type="float">
            <text:p>0</text:p>
          </table:table-cell>
          <table:table-cell table:formula="of:=INT([.K16]*[.L16]/4096)" office:value-type="float" office:value="0" calcext:value-type="float">
            <text:p>0</text:p>
          </table:table-cell>
          <table:table-cell table:formula="of:=INT([.K16]*[.M16]/4096)" office:value-type="float" office:value="0" calcext:value-type="float">
            <text:p>0</text:p>
          </table:table-cell>
          <table:table-cell table:formula="of:=9504*[.N16]-6730*[.M16]+1677*[.L16]+876*[.K16]" office:value-type="float" office:value="0" calcext:value-type="float">
            <text:p>0</text:p>
          </table:table-cell>
          <table:table-cell table:formula="of:=INT(250+[.O16]/4096)" office:value-type="float" office:value="250" calcext:value-type="float">
            <text:p>250</text:p>
          </table:table-cell>
          <table:table-cell table:formula="of:=[.A16]-[.P16]/10" office:value-type="float" office:value="0" calcext:value-type="float">
            <text:p>0</text:p>
          </table:table-cell>
          <table:table-cell table:formula="of:=INT(INT(INT(9504*[.K16]/4096-6730)*[.K16]/4096+1677)*[.K16]/4096+876)*[.K16]" office:value-type="float" office:value="0" calcext:value-type="float">
            <text:p>0</text:p>
          </table:table-cell>
          <table:table-cell table:formula="of:=INT(250+[.R16]/4096)" office:value-type="float" office:value="250" calcext:value-type="float">
            <text:p>250</text:p>
          </table:table-cell>
          <table:table-cell table:formula="of:=[.A16]-[.S16]/10" office:value-type="float" office:value="0" calcext:value-type="float">
            <text:p>0</text:p>
          </table:table-cell>
        </table:table-row>
        <table:table-row table:style-name="ro1">
          <table:table-cell table:formula="of:=[.A14]+5" office:value-type="float" office:value="30" calcext:value-type="float">
            <text:p>30</text:p>
          </table:table-cell>
          <table:table-cell office:value-type="float" office:value="8.048" calcext:value-type="float">
            <text:p>8.048</text:p>
          </table:table-cell>
          <table:table-cell table:formula="of:=[.B17]/(4.7+[.B17])" office:value-type="float" office:value="0.631314716033888" calcext:value-type="float">
            <text:p>0.631314716033888</text:p>
          </table:table-cell>
          <table:table-cell table:formula="of:=ROUND([.C17]*4096;0)" office:value-type="float" office:value="2586" calcext:value-type="float">
            <text:p>2586</text:p>
          </table:table-cell>
          <table:table-cell table:formula="of:=(2786-[.D17])/4096" office:value-type="float" office:value="0.048828125" calcext:value-type="float">
            <text:p>0.048828125</text:p>
          </table:table-cell>
          <table:table-cell table:formula="of:=([.A17]-25)*10" office:value-type="float" office:value="50" calcext:value-type="float">
            <text:p>50</text:p>
          </table:table-cell>
          <table:table-cell table:formula="of:=9503.59*[.E17]^4-6729.63*[.E17]^3+1677.17*[.E17]^2+876.247*[.E17]" office:value-type="float" office:value="46.0547725424716" calcext:value-type="float">
            <text:p>46.0547725424716</text:p>
          </table:table-cell>
          <table:table-cell table:formula="of:=25+[.G17]/10" office:value-type="float" office:value="29.6054772542472" calcext:value-type="float">
            <text:p>29.6054772542472</text:p>
          </table:table-cell>
          <table:table-cell table:formula="of:=ROUND([.H17];1)" office:value-type="float" office:value="29.6" calcext:value-type="float">
            <text:p>29.6</text:p>
          </table:table-cell>
          <table:table-cell/>
          <table:table-cell table:formula="of:=2786-[.D17]" office:value-type="float" office:value="200" calcext:value-type="float">
            <text:p>200</text:p>
          </table:table-cell>
          <table:table-cell table:formula="of:=INT([.K17]*[.K17]/4096)" office:value-type="float" office:value="9" calcext:value-type="float">
            <text:p>9</text:p>
          </table:table-cell>
          <table:table-cell table:formula="of:=INT([.K17]*[.L17]/4096)" office:value-type="float" office:value="0" calcext:value-type="float">
            <text:p>0</text:p>
          </table:table-cell>
          <table:table-cell table:formula="of:=INT([.K17]*[.M17]/4096)" office:value-type="float" office:value="0" calcext:value-type="float">
            <text:p>0</text:p>
          </table:table-cell>
          <table:table-cell table:formula="of:=9504*[.N17]-6730*[.M17]+1677*[.L17]+876*[.K17]" office:value-type="float" office:value="190293" calcext:value-type="float">
            <text:p>190293</text:p>
          </table:table-cell>
          <table:table-cell table:formula="of:=INT(250+[.O17]/4096)" office:value-type="float" office:value="296" calcext:value-type="float">
            <text:p>296</text:p>
          </table:table-cell>
          <table:table-cell table:formula="of:=[.A17]-[.P17]/10" office:value-type="float" office:value="0.399999999999999" calcext:value-type="float">
            <text:p>0.399999999999999</text:p>
          </table:table-cell>
          <table:table-cell table:formula="of:=INT(INT(INT(9504*[.K17]/4096-6730)*[.K17]/4096+1677)*[.K17]/4096+876)*[.K17]" office:value-type="float" office:value="188400" calcext:value-type="float">
            <text:p>188400</text:p>
          </table:table-cell>
          <table:table-cell table:formula="of:=INT(250+[.R17]/4096)" office:value-type="float" office:value="295" calcext:value-type="float">
            <text:p>295</text:p>
          </table:table-cell>
          <table:table-cell table:formula="of:=[.A17]-[.S17]/10" office:value-type="float" office:value="0.5" calcext:value-type="float">
            <text:p>0.5</text:p>
          </table:table-cell>
        </table:table-row>
        <table:table-row table:style-name="ro1">
          <table:table-cell table:formula="of:=[.A17]+5" office:value-type="float" office:value="35" calcext:value-type="float">
            <text:p>35</text:p>
          </table:table-cell>
          <table:table-cell office:value-type="float" office:value="6.518" calcext:value-type="float">
            <text:p>6.518</text:p>
          </table:table-cell>
          <table:table-cell table:formula="of:=[.B18]/(4.7+[.B18])" office:value-type="float" office:value="0.581030486717775" calcext:value-type="float">
            <text:p>0.581030486717775</text:p>
          </table:table-cell>
          <table:table-cell table:formula="of:=ROUND([.C18]*4096;0)" office:value-type="float" office:value="2380" calcext:value-type="float">
            <text:p>2380</text:p>
          </table:table-cell>
          <table:table-cell table:formula="of:=(2786-[.D18])/4096" office:value-type="float" office:value="0.09912109375" calcext:value-type="float">
            <text:p>0.09912109375</text:p>
          </table:table-cell>
          <table:table-cell table:formula="of:=([.A18]-25)*10" office:value-type="float" office:value="100" calcext:value-type="float">
            <text:p>100</text:p>
          </table:table-cell>
          <table:table-cell table:formula="of:=9503.59*[.E18]^4-6729.63*[.E18]^3+1677.17*[.E18]^2+876.247*[.E18]" office:value-type="float" office:value="97.6963838552675" calcext:value-type="float">
            <text:p>97.6963838552675</text:p>
          </table:table-cell>
          <table:table-cell table:formula="of:=25+[.G18]/10" office:value-type="float" office:value="34.7696383855267" calcext:value-type="float">
            <text:p>34.7696383855267</text:p>
          </table:table-cell>
          <table:table-cell table:formula="of:=ROUND([.H18];1)" office:value-type="float" office:value="34.8" calcext:value-type="float">
            <text:p>34.8</text:p>
          </table:table-cell>
          <table:table-cell/>
          <table:table-cell table:formula="of:=2786-[.D18]" office:value-type="float" office:value="406" calcext:value-type="float">
            <text:p>406</text:p>
          </table:table-cell>
          <table:table-cell table:formula="of:=INT([.K18]*[.K18]/4096)" office:value-type="float" office:value="40" calcext:value-type="float">
            <text:p>40</text:p>
          </table:table-cell>
          <table:table-cell table:formula="of:=INT([.K18]*[.L18]/4096)" office:value-type="float" office:value="3" calcext:value-type="float">
            <text:p>3</text:p>
          </table:table-cell>
          <table:table-cell table:formula="of:=INT([.K18]*[.M18]/4096)" office:value-type="float" office:value="0" calcext:value-type="float">
            <text:p>0</text:p>
          </table:table-cell>
          <table:table-cell table:formula="of:=9504*[.N18]-6730*[.M18]+1677*[.L18]+876*[.K18]" office:value-type="float" office:value="402546" calcext:value-type="float">
            <text:p>402546</text:p>
          </table:table-cell>
          <table:table-cell table:formula="of:=INT(250+[.O18]/4096)" office:value-type="float" office:value="348" calcext:value-type="float">
            <text:p>348</text:p>
          </table:table-cell>
          <table:table-cell table:formula="of:=[.A18]-[.P18]/10" office:value-type="float" office:value="0.200000000000003" calcext:value-type="float">
            <text:p>0.200000000000003</text:p>
          </table:table-cell>
          <table:table-cell table:formula="of:=INT(INT(INT(9504*[.K18]/4096-6730)*[.K18]/4096+1677)*[.K18]/4096+876)*[.K18]" office:value-type="float" office:value="399910" calcext:value-type="float">
            <text:p>399910</text:p>
          </table:table-cell>
          <table:table-cell table:formula="of:=INT(250+[.R18]/4096)" office:value-type="float" office:value="347" calcext:value-type="float">
            <text:p>347</text:p>
          </table:table-cell>
          <table:table-cell table:formula="of:=[.A18]-[.S18]/10" office:value-type="float" office:value="0.299999999999997" calcext:value-type="float">
            <text:p>0.299999999999997</text:p>
          </table:table-cell>
        </table:table-row>
        <table:table-row table:style-name="ro1">
          <table:table-cell table:formula="of:=[.A18]+5" office:value-type="float" office:value="40" calcext:value-type="float">
            <text:p>40</text:p>
          </table:table-cell>
          <table:table-cell office:value-type="float" office:value="5.312" calcext:value-type="float">
            <text:p>5.312</text:p>
          </table:table-cell>
          <table:table-cell table:formula="of:=[.B19]/(4.7+[.B19])" office:value-type="float" office:value="0.530563324011187" calcext:value-type="float">
            <text:p>0.530563324011187</text:p>
          </table:table-cell>
          <table:table-cell table:formula="of:=ROUND([.C19]*4096;0)" office:value-type="float" office:value="2173" calcext:value-type="float">
            <text:p>2173</text:p>
          </table:table-cell>
          <table:table-cell table:formula="of:=(2786-[.D19])/4096" office:value-type="float" office:value="0.149658203125" calcext:value-type="float">
            <text:p>0.149658203125</text:p>
          </table:table-cell>
          <table:table-cell table:formula="of:=([.A19]-25)*10" office:value-type="float" office:value="150" calcext:value-type="float">
            <text:p>150</text:p>
          </table:table-cell>
          <table:table-cell table:formula="of:=9503.59*[.E19]^4-6729.63*[.E19]^3+1677.17*[.E19]^2+876.247*[.E19]" office:value-type="float" office:value="150.911993562484" calcext:value-type="float">
            <text:p>150.911993562484</text:p>
          </table:table-cell>
          <table:table-cell table:formula="of:=25+[.G19]/10" office:value-type="float" office:value="40.0911993562484" calcext:value-type="float">
            <text:p>40.0911993562484</text:p>
          </table:table-cell>
          <table:table-cell table:formula="of:=ROUND([.H19];1)" office:value-type="float" office:value="40.1" calcext:value-type="float">
            <text:p>40.1</text:p>
          </table:table-cell>
          <table:table-cell/>
          <table:table-cell table:formula="of:=2786-[.D19]" office:value-type="float" office:value="613" calcext:value-type="float">
            <text:p>613</text:p>
          </table:table-cell>
          <table:table-cell table:formula="of:=INT([.K19]*[.K19]/4096)" office:value-type="float" office:value="91" calcext:value-type="float">
            <text:p>91</text:p>
          </table:table-cell>
          <table:table-cell table:formula="of:=INT([.K19]*[.L19]/4096)" office:value-type="float" office:value="13" calcext:value-type="float">
            <text:p>13</text:p>
          </table:table-cell>
          <table:table-cell table:formula="of:=INT([.K19]*[.M19]/4096)" office:value-type="float" office:value="1" calcext:value-type="float">
            <text:p>1</text:p>
          </table:table-cell>
          <table:table-cell table:formula="of:=9504*[.N19]-6730*[.M19]+1677*[.L19]+876*[.K19]" office:value-type="float" office:value="611609" calcext:value-type="float">
            <text:p>611609</text:p>
          </table:table-cell>
          <table:table-cell table:formula="of:=INT(250+[.O19]/4096)" office:value-type="float" office:value="399" calcext:value-type="float">
            <text:p>399</text:p>
          </table:table-cell>
          <table:table-cell table:formula="of:=[.A19]-[.P19]/10" office:value-type="float" office:value="0.100000000000001" calcext:value-type="float">
            <text:p>0.100000000000001</text:p>
          </table:table-cell>
          <table:table-cell table:formula="of:=INT(INT(INT(9504*[.K19]/4096-6730)*[.K19]/4096+1677)*[.K19]/4096+876)*[.K19]" office:value-type="float" office:value="617291" calcext:value-type="float">
            <text:p>617291</text:p>
          </table:table-cell>
          <table:table-cell table:formula="of:=INT(250+[.R19]/4096)" office:value-type="float" office:value="400" calcext:value-type="float">
            <text:p>400</text:p>
          </table:table-cell>
          <table:table-cell table:formula="of:=[.A19]-[.S19]/10" office:value-type="float" office:value="0" calcext:value-type="float">
            <text:p>0</text:p>
          </table:table-cell>
        </table:table-row>
        <table:table-row table:style-name="ro1">
          <table:table-cell table:formula="of:=[.A19]+5" office:value-type="float" office:value="45" calcext:value-type="float">
            <text:p>45</text:p>
          </table:table-cell>
          <table:table-cell office:value-type="float" office:value="4.354" calcext:value-type="float">
            <text:p>4.354</text:p>
          </table:table-cell>
          <table:table-cell table:formula="of:=[.B20]/(4.7+[.B20])" office:value-type="float" office:value="0.480892423238348" calcext:value-type="float">
            <text:p>0.480892423238348</text:p>
          </table:table-cell>
          <table:table-cell table:formula="of:=ROUND([.C20]*4096;0)" office:value-type="float" office:value="1970" calcext:value-type="float">
            <text:p>1970</text:p>
          </table:table-cell>
          <table:table-cell table:formula="of:=(2786-[.D20])/4096" office:value-type="float" office:value="0.19921875" calcext:value-type="float">
            <text:p>0.19921875</text:p>
          </table:table-cell>
          <table:table-cell table:formula="of:=([.A20]-25)*10" office:value-type="float" office:value="200" calcext:value-type="float">
            <text:p>200</text:p>
          </table:table-cell>
          <table:table-cell table:formula="of:=9503.59*[.E20]^4-6729.63*[.E20]^3+1677.17*[.E20]^2+876.247*[.E20]" office:value-type="float" office:value="202.889484382556" calcext:value-type="float">
            <text:p>202.889484382556</text:p>
          </table:table-cell>
          <table:table-cell table:formula="of:=25+[.G20]/10" office:value-type="float" office:value="45.2889484382556" calcext:value-type="float">
            <text:p>45.2889484382556</text:p>
          </table:table-cell>
          <table:table-cell table:formula="of:=ROUND([.H20];1)" office:value-type="float" office:value="45.3" calcext:value-type="float">
            <text:p>45.3</text:p>
          </table:table-cell>
          <table:table-cell/>
          <table:table-cell table:formula="of:=2786-[.D20]" office:value-type="float" office:value="816" calcext:value-type="float">
            <text:p>816</text:p>
          </table:table-cell>
          <table:table-cell table:formula="of:=INT([.K20]*[.K20]/4096)" office:value-type="float" office:value="162" calcext:value-type="float">
            <text:p>162</text:p>
          </table:table-cell>
          <table:table-cell table:formula="of:=INT([.K20]*[.L20]/4096)" office:value-type="float" office:value="32" calcext:value-type="float">
            <text:p>32</text:p>
          </table:table-cell>
          <table:table-cell table:formula="of:=INT([.K20]*[.M20]/4096)" office:value-type="float" office:value="6" calcext:value-type="float">
            <text:p>6</text:p>
          </table:table-cell>
          <table:table-cell table:formula="of:=9504*[.N20]-6730*[.M20]+1677*[.L20]+876*[.K20]" office:value-type="float" office:value="828154" calcext:value-type="float">
            <text:p>828154</text:p>
          </table:table-cell>
          <table:table-cell table:formula="of:=INT(250+[.O20]/4096)" office:value-type="float" office:value="452" calcext:value-type="float">
            <text:p>452</text:p>
          </table:table-cell>
          <table:table-cell table:formula="of:=[.A20]-[.P20]/10" office:value-type="float" office:value="-0.200000000000003" calcext:value-type="float">
            <text:p>-0.200000000000003</text:p>
          </table:table-cell>
          <table:table-cell table:formula="of:=INT(INT(INT(9504*[.K20]/4096-6730)*[.K20]/4096+1677)*[.K20]/4096+876)*[.K20]" office:value-type="float" office:value="830688" calcext:value-type="float">
            <text:p>830688</text:p>
          </table:table-cell>
          <table:table-cell table:formula="of:=INT(250+[.R20]/4096)" office:value-type="float" office:value="452" calcext:value-type="float">
            <text:p>452</text:p>
          </table:table-cell>
          <table:table-cell table:formula="of:=[.A20]-[.S20]/10" office:value-type="float" office:value="-0.200000000000003" calcext:value-type="float">
            <text:p>-0.200000000000003</text:p>
          </table:table-cell>
        </table:table-row>
        <table:table-row table:style-name="ro1">
          <table:table-cell table:formula="of:=[.A20]+5" office:value-type="float" office:value="50" calcext:value-type="float">
            <text:p>50</text:p>
          </table:table-cell>
          <table:table-cell office:value-type="float" office:value="3.588" calcext:value-type="float">
            <text:p>3.588</text:p>
          </table:table-cell>
          <table:table-cell table:formula="of:=[.B21]/(4.7+[.B21])" office:value-type="float" office:value="0.432915057915058" calcext:value-type="float">
            <text:p>0.432915057915058</text:p>
          </table:table-cell>
          <table:table-cell table:formula="of:=ROUND([.C21]*4096;0)" office:value-type="float" office:value="1773" calcext:value-type="float">
            <text:p>1773</text:p>
          </table:table-cell>
          <table:table-cell table:formula="of:=(2786-[.D21])/4096" office:value-type="float" office:value="0.247314453125" calcext:value-type="float">
            <text:p>0.247314453125</text:p>
          </table:table-cell>
          <table:table-cell table:formula="of:=([.A21]-25)*10" office:value-type="float" office:value="250" calcext:value-type="float">
            <text:p>250</text:p>
          </table:table-cell>
          <table:table-cell table:formula="of:=9503.59*[.E21]^4-6729.63*[.E21]^3+1677.17*[.E21]^2+876.247*[.E21]" office:value-type="float" office:value="253.04737953375" calcext:value-type="float">
            <text:p>253.04737953375</text:p>
          </table:table-cell>
          <table:table-cell table:formula="of:=25+[.G21]/10" office:value-type="float" office:value="50.3047379533751" calcext:value-type="float">
            <text:p>50.3047379533751</text:p>
          </table:table-cell>
          <table:table-cell table:formula="of:=ROUND([.H21];1)" office:value-type="float" office:value="50.3" calcext:value-type="float">
            <text:p>50.3</text:p>
          </table:table-cell>
          <table:table-cell/>
          <table:table-cell table:formula="of:=2786-[.D21]" office:value-type="float" office:value="1013" calcext:value-type="float">
            <text:p>1013</text:p>
          </table:table-cell>
          <table:table-cell table:formula="of:=INT([.K21]*[.K21]/4096)" office:value-type="float" office:value="250" calcext:value-type="float">
            <text:p>250</text:p>
          </table:table-cell>
          <table:table-cell table:formula="of:=INT([.K21]*[.L21]/4096)" office:value-type="float" office:value="61" calcext:value-type="float">
            <text:p>61</text:p>
          </table:table-cell>
          <table:table-cell table:formula="of:=INT([.K21]*[.M21]/4096)" office:value-type="float" office:value="15" calcext:value-type="float">
            <text:p>15</text:p>
          </table:table-cell>
          <table:table-cell table:formula="of:=9504*[.N21]-6730*[.M21]+1677*[.L21]+876*[.K21]" office:value-type="float" office:value="1038668" calcext:value-type="float">
            <text:p>1038668</text:p>
          </table:table-cell>
          <table:table-cell table:formula="of:=INT(250+[.O21]/4096)" office:value-type="float" office:value="503" calcext:value-type="float">
            <text:p>503</text:p>
          </table:table-cell>
          <table:table-cell table:formula="of:=[.A21]-[.P21]/10" office:value-type="float" office:value="-0.299999999999997" calcext:value-type="float">
            <text:p>-0.299999999999997</text:p>
          </table:table-cell>
          <table:table-cell table:formula="of:=INT(INT(INT(9504*[.K21]/4096-6730)*[.K21]/4096+1677)*[.K21]/4096+876)*[.K21]" office:value-type="float" office:value="1035286" calcext:value-type="float">
            <text:p>1035286</text:p>
          </table:table-cell>
          <table:table-cell table:formula="of:=INT(250+[.R21]/4096)" office:value-type="float" office:value="502" calcext:value-type="float">
            <text:p>502</text:p>
          </table:table-cell>
          <table:table-cell table:formula="of:=[.A21]-[.S21]/10" office:value-type="float" office:value="-0.200000000000003" calcext:value-type="float">
            <text:p>-0.200000000000003</text:p>
          </table:table-cell>
        </table:table-row>
        <table:table-row table:style-name="ro1">
          <table:table-cell table:formula="of:=[.A21]+5" office:value-type="float" office:value="55" calcext:value-type="float">
            <text:p>55</text:p>
          </table:table-cell>
          <table:table-cell office:value-type="float" office:value="2.974" calcext:value-type="float">
            <text:p>2.974</text:p>
          </table:table-cell>
          <table:table-cell table:formula="of:=[.B22]/(4.7+[.B22])" office:value-type="float" office:value="0.387542350794892" calcext:value-type="float">
            <text:p>0.387542350794892</text:p>
          </table:table-cell>
          <table:table-cell table:formula="of:=ROUND([.C22]*4096;0)" office:value-type="float" office:value="1587" calcext:value-type="float">
            <text:p>1587</text:p>
          </table:table-cell>
          <table:table-cell table:formula="of:=(2786-[.D22])/4096" office:value-type="float" office:value="0.292724609375" calcext:value-type="float">
            <text:p>0.292724609375</text:p>
          </table:table-cell>
          <table:table-cell table:formula="of:=([.A22]-25)*10" office:value-type="float" office:value="300" calcext:value-type="float">
            <text:p>300</text:p>
          </table:table-cell>
          <table:table-cell table:formula="of:=9503.59*[.E22]^4-6729.63*[.E22]^3+1677.17*[.E22]^2+876.247*[.E22]" office:value-type="float" office:value="301.192257697279" calcext:value-type="float">
            <text:p>301.192257697279</text:p>
          </table:table-cell>
          <table:table-cell table:formula="of:=25+[.G22]/10" office:value-type="float" office:value="55.1192257697279" calcext:value-type="float">
            <text:p>55.1192257697279</text:p>
          </table:table-cell>
          <table:table-cell table:formula="of:=ROUND([.H22];1)" office:value-type="float" office:value="55.1" calcext:value-type="float">
            <text:p>55.1</text:p>
          </table:table-cell>
          <table:table-cell/>
          <table:table-cell table:formula="of:=2786-[.D22]" office:value-type="float" office:value="1199" calcext:value-type="float">
            <text:p>1199</text:p>
          </table:table-cell>
          <table:table-cell table:formula="of:=INT([.K22]*[.K22]/4096)" office:value-type="float" office:value="350" calcext:value-type="float">
            <text:p>350</text:p>
          </table:table-cell>
          <table:table-cell table:formula="of:=INT([.K22]*[.L22]/4096)" office:value-type="float" office:value="102" calcext:value-type="float">
            <text:p>102</text:p>
          </table:table-cell>
          <table:table-cell table:formula="of:=INT([.K22]*[.M22]/4096)" office:value-type="float" office:value="29" calcext:value-type="float">
            <text:p>29</text:p>
          </table:table-cell>
          <table:table-cell table:formula="of:=9504*[.N22]-6730*[.M22]+1677*[.L22]+876*[.K22]" office:value-type="float" office:value="1226430" calcext:value-type="float">
            <text:p>1226430</text:p>
          </table:table-cell>
          <table:table-cell table:formula="of:=INT(250+[.O22]/4096)" office:value-type="float" office:value="549" calcext:value-type="float">
            <text:p>549</text:p>
          </table:table-cell>
          <table:table-cell table:formula="of:=[.A22]-[.P22]/10" office:value-type="float" office:value="0.100000000000001" calcext:value-type="float">
            <text:p>0.100000000000001</text:p>
          </table:table-cell>
          <table:table-cell table:formula="of:=INT(INT(INT(9504*[.K22]/4096-6730)*[.K22]/4096+1677)*[.K22]/4096+876)*[.K22]" office:value-type="float" office:value="1232572" calcext:value-type="float">
            <text:p>1232572</text:p>
          </table:table-cell>
          <table:table-cell table:formula="of:=INT(250+[.R22]/4096)" office:value-type="float" office:value="550" calcext:value-type="float">
            <text:p>550</text:p>
          </table:table-cell>
          <table:table-cell table:formula="of:=[.A22]-[.S22]/10" office:value-type="float" office:value="0" calcext:value-type="float">
            <text:p>0</text:p>
          </table:table-cell>
        </table:table-row>
        <table:table-row table:style-name="ro1">
          <table:table-cell table:formula="of:=[.A22]+5" office:value-type="float" office:value="60" calcext:value-type="float">
            <text:p>60</text:p>
          </table:table-cell>
          <table:table-cell office:value-type="float" office:value="2.476" calcext:value-type="float">
            <text:p>2.476</text:p>
          </table:table-cell>
          <table:table-cell table:formula="of:=[.B23]/(4.7+[.B23])" office:value-type="float" office:value="0.345039018952062" calcext:value-type="float">
            <text:p>0.345039018952062</text:p>
          </table:table-cell>
          <table:table-cell table:formula="of:=ROUND([.C23]*4096;0)" office:value-type="float" office:value="1413" calcext:value-type="float">
            <text:p>1413</text:p>
          </table:table-cell>
          <table:table-cell table:formula="of:=(2786-[.D23])/4096" office:value-type="float" office:value="0.335205078125" calcext:value-type="float">
            <text:p>0.335205078125</text:p>
          </table:table-cell>
          <table:table-cell table:formula="of:=([.A23]-25)*10" office:value-type="float" office:value="350" calcext:value-type="float">
            <text:p>350</text:p>
          </table:table-cell>
          <table:table-cell table:formula="of:=9503.59*[.E23]^4-6729.63*[.E23]^3+1677.17*[.E23]^2+876.247*[.E23]" office:value-type="float" office:value="348.691326426342" calcext:value-type="float">
            <text:p>348.691326426342</text:p>
          </table:table-cell>
          <table:table-cell table:formula="of:=25+[.G23]/10" office:value-type="float" office:value="59.8691326426343" calcext:value-type="float">
            <text:p>59.8691326426343</text:p>
          </table:table-cell>
          <table:table-cell table:formula="of:=ROUND([.H23];1)" office:value-type="float" office:value="59.9" calcext:value-type="float">
            <text:p>59.9</text:p>
          </table:table-cell>
          <table:table-cell/>
          <table:table-cell table:formula="of:=2786-[.D23]" office:value-type="float" office:value="1373" calcext:value-type="float">
            <text:p>1373</text:p>
          </table:table-cell>
          <table:table-cell table:formula="of:=INT([.K23]*[.K23]/4096)" office:value-type="float" office:value="460" calcext:value-type="float">
            <text:p>460</text:p>
          </table:table-cell>
          <table:table-cell table:formula="of:=INT([.K23]*[.L23]/4096)" office:value-type="float" office:value="154" calcext:value-type="float">
            <text:p>154</text:p>
          </table:table-cell>
          <table:table-cell table:formula="of:=INT([.K23]*[.M23]/4096)" office:value-type="float" office:value="51" calcext:value-type="float">
            <text:p>51</text:p>
          </table:table-cell>
          <table:table-cell table:formula="of:=9504*[.N23]-6730*[.M23]+1677*[.L23]+876*[.K23]" office:value-type="float" office:value="1422452" calcext:value-type="float">
            <text:p>1422452</text:p>
          </table:table-cell>
          <table:table-cell table:formula="of:=INT(250+[.O23]/4096)" office:value-type="float" office:value="597" calcext:value-type="float">
            <text:p>597</text:p>
          </table:table-cell>
          <table:table-cell table:formula="of:=[.A23]-[.P23]/10" office:value-type="float" office:value="0.299999999999997" calcext:value-type="float">
            <text:p>0.299999999999997</text:p>
          </table:table-cell>
          <table:table-cell table:formula="of:=INT(INT(INT(9504*[.K23]/4096-6730)*[.K23]/4096+1677)*[.K23]/4096+876)*[.K23]" office:value-type="float" office:value="1426547" calcext:value-type="float">
            <text:p>1426547</text:p>
          </table:table-cell>
          <table:table-cell table:formula="of:=INT(250+[.R23]/4096)" office:value-type="float" office:value="598" calcext:value-type="float">
            <text:p>598</text:p>
          </table:table-cell>
          <table:table-cell table:formula="of:=[.A23]-[.S23]/10" office:value-type="float" office:value="0.200000000000003" calcext:value-type="float">
            <text:p>0.200000000000003</text:p>
          </table:table-cell>
        </table:table-row>
        <table:table-row table:style-name="ro1">
          <table:table-cell table:formula="of:=[.A23]+5" office:value-type="float" office:value="65" calcext:value-type="float">
            <text:p>65</text:p>
          </table:table-cell>
          <table:table-cell office:value-type="float" office:value="2.072" calcext:value-type="float">
            <text:p>2.072</text:p>
          </table:table-cell>
          <table:table-cell table:formula="of:=[.B24]/(4.7+[.B24])" office:value-type="float" office:value="0.305965741287655" calcext:value-type="float">
            <text:p>0.305965741287655</text:p>
          </table:table-cell>
          <table:table-cell table:formula="of:=ROUND([.C24]*4096;0)" office:value-type="float" office:value="1253" calcext:value-type="float">
            <text:p>1253</text:p>
          </table:table-cell>
          <table:table-cell table:formula="of:=(2786-[.D24])/4096" office:value-type="float" office:value="0.374267578125" calcext:value-type="float">
            <text:p>0.374267578125</text:p>
          </table:table-cell>
          <table:table-cell table:formula="of:=([.A24]-25)*10" office:value-type="float" office:value="400" calcext:value-type="float">
            <text:p>400</text:p>
          </table:table-cell>
          <table:table-cell table:formula="of:=9503.59*[.E24]^4-6729.63*[.E24]^3+1677.17*[.E24]^2+876.247*[.E24]" office:value-type="float" office:value="396.548218503383" calcext:value-type="float">
            <text:p>396.548218503383</text:p>
          </table:table-cell>
          <table:table-cell table:formula="of:=25+[.G24]/10" office:value-type="float" office:value="64.6548218503383" calcext:value-type="float">
            <text:p>64.6548218503383</text:p>
          </table:table-cell>
          <table:table-cell table:formula="of:=ROUND([.H24];1)" office:value-type="float" office:value="64.7" calcext:value-type="float">
            <text:p>64.7</text:p>
          </table:table-cell>
          <table:table-cell/>
          <table:table-cell table:formula="of:=2786-[.D24]" office:value-type="float" office:value="1533" calcext:value-type="float">
            <text:p>1533</text:p>
          </table:table-cell>
          <table:table-cell table:formula="of:=INT([.K24]*[.K24]/4096)" office:value-type="float" office:value="573" calcext:value-type="float">
            <text:p>573</text:p>
          </table:table-cell>
          <table:table-cell table:formula="of:=INT([.K24]*[.L24]/4096)" office:value-type="float" office:value="214" calcext:value-type="float">
            <text:p>214</text:p>
          </table:table-cell>
          <table:table-cell table:formula="of:=INT([.K24]*[.M24]/4096)" office:value-type="float" office:value="80" calcext:value-type="float">
            <text:p>80</text:p>
          </table:table-cell>
          <table:table-cell table:formula="of:=9504*[.N24]-6730*[.M24]+1677*[.L24]+876*[.K24]" office:value-type="float" office:value="1623929" calcext:value-type="float">
            <text:p>1623929</text:p>
          </table:table-cell>
          <table:table-cell table:formula="of:=INT(250+[.O24]/4096)" office:value-type="float" office:value="646" calcext:value-type="float">
            <text:p>646</text:p>
          </table:table-cell>
          <table:table-cell table:formula="of:=[.A24]-[.P24]/10" office:value-type="float" office:value="0.400000000000006" calcext:value-type="float">
            <text:p>0.400000000000006</text:p>
          </table:table-cell>
          <table:table-cell table:formula="of:=INT(INT(INT(9504*[.K24]/4096-6730)*[.K24]/4096+1677)*[.K24]/4096+876)*[.K24]" office:value-type="float" office:value="1623447" calcext:value-type="float">
            <text:p>1623447</text:p>
          </table:table-cell>
          <table:table-cell table:formula="of:=INT(250+[.R24]/4096)" office:value-type="float" office:value="646" calcext:value-type="float">
            <text:p>646</text:p>
          </table:table-cell>
          <table:table-cell table:formula="of:=[.A24]-[.S24]/10" office:value-type="float" office:value="0.400000000000006" calcext:value-type="float">
            <text:p>0.400000000000006</text:p>
          </table:table-cell>
        </table:table-row>
        <table:table-row table:style-name="ro1">
          <table:table-cell table:formula="of:=[.A24]+5" office:value-type="float" office:value="70" calcext:value-type="float">
            <text:p>70</text:p>
          </table:table-cell>
          <table:table-cell office:value-type="float" office:value="1.743" calcext:value-type="float">
            <text:p>1.743</text:p>
          </table:table-cell>
          <table:table-cell table:formula="of:=[.B25]/(4.7+[.B25])" office:value-type="float" office:value="0.270526152413472" calcext:value-type="float">
            <text:p>0.270526152413472</text:p>
          </table:table-cell>
          <table:table-cell table:formula="of:=ROUND([.C25]*4096;0)" office:value-type="float" office:value="1108" calcext:value-type="float">
            <text:p>1108</text:p>
          </table:table-cell>
          <table:table-cell table:formula="of:=(2786-[.D25])/4096" office:value-type="float" office:value="0.40966796875" calcext:value-type="float">
            <text:p>0.40966796875</text:p>
          </table:table-cell>
          <table:table-cell table:formula="of:=([.A25]-25)*10" office:value-type="float" office:value="450" calcext:value-type="float">
            <text:p>450</text:p>
          </table:table-cell>
          <table:table-cell table:formula="of:=9503.59*[.E25]^4-6729.63*[.E25]^3+1677.17*[.E25]^2+876.247*[.E25]" office:value-type="float" office:value="445.439123288174" calcext:value-type="float">
            <text:p>445.439123288174</text:p>
          </table:table-cell>
          <table:table-cell table:formula="of:=25+[.G25]/10" office:value-type="float" office:value="69.5439123288174" calcext:value-type="float">
            <text:p>69.5439123288174</text:p>
          </table:table-cell>
          <table:table-cell table:formula="of:=ROUND([.H25];1)" office:value-type="float" office:value="69.5" calcext:value-type="float">
            <text:p>69.5</text:p>
          </table:table-cell>
          <table:table-cell/>
          <table:table-cell table:formula="of:=2786-[.D25]" office:value-type="float" office:value="1678" calcext:value-type="float">
            <text:p>1678</text:p>
          </table:table-cell>
          <table:table-cell table:formula="of:=INT([.K25]*[.K25]/4096)" office:value-type="float" office:value="687" calcext:value-type="float">
            <text:p>687</text:p>
          </table:table-cell>
          <table:table-cell table:formula="of:=INT([.K25]*[.L25]/4096)" office:value-type="float" office:value="281" calcext:value-type="float">
            <text:p>281</text:p>
          </table:table-cell>
          <table:table-cell table:formula="of:=INT([.K25]*[.M25]/4096)" office:value-type="float" office:value="115" calcext:value-type="float">
            <text:p>115</text:p>
          </table:table-cell>
          <table:table-cell table:formula="of:=9504*[.N25]-6730*[.M25]+1677*[.L25]+876*[.K25]" office:value-type="float" office:value="1823857" calcext:value-type="float">
            <text:p>1823857</text:p>
          </table:table-cell>
          <table:table-cell table:formula="of:=INT(250+[.O25]/4096)" office:value-type="float" office:value="695" calcext:value-type="float">
            <text:p>695</text:p>
          </table:table-cell>
          <table:table-cell table:formula="of:=[.A25]-[.P25]/10" office:value-type="float" office:value="0.5" calcext:value-type="float">
            <text:p>0.5</text:p>
          </table:table-cell>
          <table:table-cell table:formula="of:=INT(INT(INT(9504*[.K25]/4096-6730)*[.K25]/4096+1677)*[.K25]/4096+876)*[.K25]" office:value-type="float" office:value="1822308" calcext:value-type="float">
            <text:p>1822308</text:p>
          </table:table-cell>
          <table:table-cell table:formula="of:=INT(250+[.R25]/4096)" office:value-type="float" office:value="694" calcext:value-type="float">
            <text:p>694</text:p>
          </table:table-cell>
          <table:table-cell table:formula="of:=[.A25]-[.S25]/10" office:value-type="float" office:value="0.599999999999994" calcext:value-type="float">
            <text:p>0.599999999999994</text:p>
          </table:table-cell>
        </table:table-row>
        <table:table-row table:style-name="ro1">
          <table:table-cell table:formula="of:=[.A25]+5" office:value-type="float" office:value="75" calcext:value-type="float">
            <text:p>75</text:p>
          </table:table-cell>
          <table:table-cell office:value-type="float" office:value="1.437" calcext:value-type="float">
            <text:p>1.437</text:p>
          </table:table-cell>
          <table:table-cell table:formula="of:=[.B26]/(4.7+[.B26])" office:value-type="float" office:value="0.234153495193091" calcext:value-type="float">
            <text:p>0.234153495193091</text:p>
          </table:table-cell>
          <table:table-cell table:formula="of:=ROUND([.C26]*4096;0)" office:value-type="float" office:value="959" calcext:value-type="float">
            <text:p>959</text:p>
          </table:table-cell>
          <table:table-cell table:formula="of:=(2786-[.D26])/4096" office:value-type="float" office:value="0.446044921875" calcext:value-type="float">
            <text:p>0.446044921875</text:p>
          </table:table-cell>
          <table:table-cell table:formula="of:=([.A26]-25)*10" office:value-type="float" office:value="500" calcext:value-type="float">
            <text:p>500</text:p>
          </table:table-cell>
          <table:table-cell table:formula="of:=9503.59*[.E26]^4-6729.63*[.E26]^3+1677.17*[.E26]^2+876.247*[.E26]" office:value-type="float" office:value="503.504331347091" calcext:value-type="float">
            <text:p>503.504331347091</text:p>
          </table:table-cell>
          <table:table-cell table:formula="of:=25+[.G26]/10" office:value-type="float" office:value="75.3504331347091" calcext:value-type="float">
            <text:p>75.3504331347091</text:p>
          </table:table-cell>
          <table:table-cell table:formula="of:=ROUND([.H26];1)" office:value-type="float" office:value="75.4" calcext:value-type="float">
            <text:p>75.4</text:p>
          </table:table-cell>
          <table:table-cell/>
          <table:table-cell table:formula="of:=2786-[.D26]" office:value-type="float" office:value="1827" calcext:value-type="float">
            <text:p>1827</text:p>
          </table:table-cell>
          <table:table-cell table:formula="of:=INT([.K26]*[.K26]/4096)" office:value-type="float" office:value="814" calcext:value-type="float">
            <text:p>814</text:p>
          </table:table-cell>
          <table:table-cell table:formula="of:=INT([.K26]*[.L26]/4096)" office:value-type="float" office:value="363" calcext:value-type="float">
            <text:p>363</text:p>
          </table:table-cell>
          <table:table-cell table:formula="of:=INT([.K26]*[.M26]/4096)" office:value-type="float" office:value="161" calcext:value-type="float">
            <text:p>161</text:p>
          </table:table-cell>
          <table:table-cell table:formula="of:=9504*[.N26]-6730*[.M26]+1677*[.L26]+876*[.K26]" office:value-type="float" office:value="2052684" calcext:value-type="float">
            <text:p>2052684</text:p>
          </table:table-cell>
          <table:table-cell table:formula="of:=INT(250+[.O26]/4096)" office:value-type="float" office:value="751" calcext:value-type="float">
            <text:p>751</text:p>
          </table:table-cell>
          <table:table-cell table:formula="of:=[.A26]-[.P26]/10" office:value-type="float" office:value="-0.0999999999999943" calcext:value-type="float">
            <text:p>-0.099999999999994</text:p>
          </table:table-cell>
          <table:table-cell table:formula="of:=INT(INT(INT(9504*[.K26]/4096-6730)*[.K26]/4096+1677)*[.K26]/4096+876)*[.K26]" office:value-type="float" office:value="2060856" calcext:value-type="float">
            <text:p>2060856</text:p>
          </table:table-cell>
          <table:table-cell table:formula="of:=INT(250+[.R26]/4096)" office:value-type="float" office:value="753" calcext:value-type="float">
            <text:p>753</text:p>
          </table:table-cell>
          <table:table-cell table:formula="of:=[.A26]-[.S26]/10" office:value-type="float" office:value="-0.299999999999997" calcext:value-type="float">
            <text:p>-0.299999999999997</text:p>
          </table:table-cell>
        </table:table-row>
        <table:table-row table:style-name="ro1">
          <table:table-cell table:formula="of:=[.A26]+5" office:value-type="float" office:value="80" calcext:value-type="float">
            <text:p>80</text:p>
          </table:table-cell>
          <table:table-cell office:value-type="float" office:value="1.25" calcext:value-type="float">
            <text:p>1.25</text:p>
          </table:table-cell>
          <table:table-cell table:formula="of:=[.B27]/(4.7+[.B27])" office:value-type="float" office:value="0.210084033613445" calcext:value-type="float">
            <text:p>0.210084033613445</text:p>
          </table:table-cell>
          <table:table-cell table:formula="of:=ROUND([.C27]*4096;0)" office:value-type="float" office:value="861" calcext:value-type="float">
            <text:p>861</text:p>
          </table:table-cell>
          <table:table-cell table:formula="of:=(2786-[.D27])/4096" office:value-type="float" office:value="0.469970703125" calcext:value-type="float">
            <text:p>0.469970703125</text:p>
          </table:table-cell>
          <table:table-cell table:formula="of:=([.A27]-25)*10" office:value-type="float" office:value="550" calcext:value-type="float">
            <text:p>550</text:p>
          </table:table-cell>
          <table:table-cell table:formula="of:=9503.59*[.E27]^4-6729.63*[.E27]^3+1677.17*[.E27]^2+876.247*[.E27]" office:value-type="float" office:value="547.320616327312" calcext:value-type="float">
            <text:p>547.320616327312</text:p>
          </table:table-cell>
          <table:table-cell table:formula="of:=25+[.G27]/10" office:value-type="float" office:value="79.7320616327312" calcext:value-type="float">
            <text:p>79.7320616327312</text:p>
          </table:table-cell>
          <table:table-cell table:formula="of:=ROUND([.H27];1)" office:value-type="float" office:value="79.7" calcext:value-type="float">
            <text:p>79.7</text:p>
          </table:table-cell>
          <table:table-cell/>
          <table:table-cell table:formula="of:=2786-[.D27]" office:value-type="float" office:value="1925" calcext:value-type="float">
            <text:p>1925</text:p>
          </table:table-cell>
          <table:table-cell table:formula="of:=INT([.K27]*[.K27]/4096)" office:value-type="float" office:value="904" calcext:value-type="float">
            <text:p>904</text:p>
          </table:table-cell>
          <table:table-cell table:formula="of:=INT([.K27]*[.L27]/4096)" office:value-type="float" office:value="424" calcext:value-type="float">
            <text:p>424</text:p>
          </table:table-cell>
          <table:table-cell table:formula="of:=INT([.K27]*[.M27]/4096)" office:value-type="float" office:value="199" calcext:value-type="float">
            <text:p>199</text:p>
          </table:table-cell>
          <table:table-cell table:formula="of:=9504*[.N27]-6730*[.M27]+1677*[.L27]+876*[.K27]" office:value-type="float" office:value="2240084" calcext:value-type="float">
            <text:p>2240084</text:p>
          </table:table-cell>
          <table:table-cell table:formula="of:=INT(250+[.O27]/4096)" office:value-type="float" office:value="796" calcext:value-type="float">
            <text:p>796</text:p>
          </table:table-cell>
          <table:table-cell table:formula="of:=[.A27]-[.P27]/10" office:value-type="float" office:value="0.400000000000006" calcext:value-type="float">
            <text:p>0.400000000000006</text:p>
          </table:table-cell>
          <table:table-cell table:formula="of:=INT(INT(INT(9504*[.K27]/4096-6730)*[.K27]/4096+1677)*[.K27]/4096+876)*[.K27]" office:value-type="float" office:value="2238775" calcext:value-type="float">
            <text:p>2238775</text:p>
          </table:table-cell>
          <table:table-cell table:formula="of:=INT(250+[.R27]/4096)" office:value-type="float" office:value="796" calcext:value-type="float">
            <text:p>796</text:p>
          </table:table-cell>
          <table:table-cell table:formula="of:=[.A27]-[.S27]/10" office:value-type="float" office:value="0.400000000000006" calcext:value-type="float">
            <text:p>0.400000000000006</text:p>
          </table:table-cell>
        </table:table-row>
        <table:table-row table:style-name="ro1">
          <table:table-cell table:formula="of:=[.A27]+5" office:value-type="float" office:value="85" calcext:value-type="float">
            <text:p>85</text:p>
          </table:table-cell>
          <table:table-cell office:value-type="float" office:value="1.065" calcext:value-type="float">
            <text:p>1.065</text:p>
          </table:table-cell>
          <table:table-cell table:formula="of:=[.B28]/(4.7+[.B28])" office:value-type="float" office:value="0.184735472679965" calcext:value-type="float">
            <text:p>0.184735472679965</text:p>
          </table:table-cell>
          <table:table-cell table:formula="of:=ROUND([.C28]*4096;0)" office:value-type="float" office:value="757" calcext:value-type="float">
            <text:p>757</text:p>
          </table:table-cell>
          <table:table-cell table:formula="of:=(2786-[.D28])/4096" office:value-type="float" office:value="0.495361328125" calcext:value-type="float">
            <text:p>0.495361328125</text:p>
          </table:table-cell>
          <table:table-cell table:formula="of:=([.A28]-25)*10" office:value-type="float" office:value="600" calcext:value-type="float">
            <text:p>600</text:p>
          </table:table-cell>
          <table:table-cell table:formula="of:=9503.59*[.E28]^4-6729.63*[.E28]^3+1677.17*[.E28]^2+876.247*[.E28]" office:value-type="float" office:value="599.836951799306" calcext:value-type="float">
            <text:p>599.836951799306</text:p>
          </table:table-cell>
          <table:table-cell table:formula="of:=25+[.G28]/10" office:value-type="float" office:value="84.9836951799306" calcext:value-type="float">
            <text:p>84.9836951799306</text:p>
          </table:table-cell>
          <table:table-cell table:formula="of:=ROUND([.H28];1)" office:value-type="float" office:value="85" calcext:value-type="float">
            <text:p>85</text:p>
          </table:table-cell>
          <table:table-cell/>
          <table:table-cell table:formula="of:=2786-[.D28]" office:value-type="float" office:value="2029" calcext:value-type="float">
            <text:p>2029</text:p>
          </table:table-cell>
          <table:table-cell table:formula="of:=INT([.K28]*[.K28]/4096)" office:value-type="float" office:value="1005" calcext:value-type="float">
            <text:p>1005</text:p>
          </table:table-cell>
          <table:table-cell table:formula="of:=INT([.K28]*[.L28]/4096)" office:value-type="float" office:value="497" calcext:value-type="float">
            <text:p>497</text:p>
          </table:table-cell>
          <table:table-cell table:formula="of:=INT([.K28]*[.M28]/4096)" office:value-type="float" office:value="246" calcext:value-type="float">
            <text:p>246</text:p>
          </table:table-cell>
          <table:table-cell table:formula="of:=9504*[.N28]-6730*[.M28]+1677*[.L28]+876*[.K28]" office:value-type="float" office:value="2455963" calcext:value-type="float">
            <text:p>2455963</text:p>
          </table:table-cell>
          <table:table-cell table:formula="of:=INT(250+[.O28]/4096)" office:value-type="float" office:value="849" calcext:value-type="float">
            <text:p>849</text:p>
          </table:table-cell>
          <table:table-cell table:formula="of:=[.A28]-[.P28]/10" office:value-type="float" office:value="0.0999999999999943" calcext:value-type="float">
            <text:p>0.099999999999994</text:p>
          </table:table-cell>
          <table:table-cell table:formula="of:=INT(INT(INT(9504*[.K28]/4096-6730)*[.K28]/4096+1677)*[.K28]/4096+876)*[.K28]" office:value-type="float" office:value="2453061" calcext:value-type="float">
            <text:p>2453061</text:p>
          </table:table-cell>
          <table:table-cell table:formula="of:=INT(250+[.R28]/4096)" office:value-type="float" office:value="848" calcext:value-type="float">
            <text:p>848</text:p>
          </table:table-cell>
          <table:table-cell table:formula="of:=[.A28]-[.S28]/10" office:value-type="float" office:value="0.200000000000003" calcext:value-type="float">
            <text:p>0.200000000000003</text:p>
          </table:table-cell>
        </table:table-row>
        <table:table-row table:style-name="ro1">
          <table:table-cell table:formula="of:=[.A28]+5" office:value-type="float" office:value="90" calcext:value-type="float">
            <text:p>90</text:p>
          </table:table-cell>
          <table:table-cell office:value-type="float" office:value="0.911" calcext:value-type="float">
            <text:p>0.911</text:p>
          </table:table-cell>
          <table:table-cell table:formula="of:=[.B29]/(4.7+[.B29])" office:value-type="float" office:value="0.162359650686152" calcext:value-type="float">
            <text:p>0.162359650686152</text:p>
          </table:table-cell>
          <table:table-cell table:formula="of:=ROUND([.C29]*4096;0)" office:value-type="float" office:value="665" calcext:value-type="float">
            <text:p>665</text:p>
          </table:table-cell>
          <table:table-cell table:formula="of:=(2786-[.D29])/4096" office:value-type="float" office:value="0.517822265625" calcext:value-type="float">
            <text:p>0.517822265625</text:p>
          </table:table-cell>
          <table:table-cell table:formula="of:=([.A29]-25)*10" office:value-type="float" office:value="650" calcext:value-type="float">
            <text:p>650</text:p>
          </table:table-cell>
          <table:table-cell table:formula="of:=9503.59*[.E29]^4-6729.63*[.E29]^3+1677.17*[.E29]^2+876.247*[.E29]" office:value-type="float" office:value="652.353952256953" calcext:value-type="float">
            <text:p>652.353952256953</text:p>
          </table:table-cell>
          <table:table-cell table:formula="of:=25+[.G29]/10" office:value-type="float" office:value="90.2353952256953" calcext:value-type="float">
            <text:p>90.2353952256953</text:p>
          </table:table-cell>
          <table:table-cell table:formula="of:=ROUND([.H29];1)" office:value-type="float" office:value="90.2" calcext:value-type="float">
            <text:p>90.2</text:p>
          </table:table-cell>
          <table:table-cell/>
          <table:table-cell table:formula="of:=2786-[.D29]" office:value-type="float" office:value="2121" calcext:value-type="float">
            <text:p>2121</text:p>
          </table:table-cell>
          <table:table-cell table:formula="of:=INT([.K29]*[.K29]/4096)" office:value-type="float" office:value="1098" calcext:value-type="float">
            <text:p>1098</text:p>
          </table:table-cell>
          <table:table-cell table:formula="of:=INT([.K29]*[.L29]/4096)" office:value-type="float" office:value="568" calcext:value-type="float">
            <text:p>568</text:p>
          </table:table-cell>
          <table:table-cell table:formula="of:=INT([.K29]*[.M29]/4096)" office:value-type="float" office:value="294" calcext:value-type="float">
            <text:p>294</text:p>
          </table:table-cell>
          <table:table-cell table:formula="of:=9504*[.N29]-6730*[.M29]+1677*[.L29]+876*[.K29]" office:value-type="float" office:value="2670878" calcext:value-type="float">
            <text:p>2670878</text:p>
          </table:table-cell>
          <table:table-cell table:formula="of:=INT(250+[.O29]/4096)" office:value-type="float" office:value="902" calcext:value-type="float">
            <text:p>902</text:p>
          </table:table-cell>
          <table:table-cell table:formula="of:=[.A29]-[.P29]/10" office:value-type="float" office:value="-0.200000000000003" calcext:value-type="float">
            <text:p>-0.200000000000003</text:p>
          </table:table-cell>
          <table:table-cell table:formula="of:=INT(INT(INT(9504*[.K29]/4096-6730)*[.K29]/4096+1677)*[.K29]/4096+876)*[.K29]" office:value-type="float" office:value="2670339" calcext:value-type="float">
            <text:p>2670339</text:p>
          </table:table-cell>
          <table:table-cell table:formula="of:=INT(250+[.R29]/4096)" office:value-type="float" office:value="901" calcext:value-type="float">
            <text:p>901</text:p>
          </table:table-cell>
          <table:table-cell table:formula="of:=[.A29]-[.S29]/10" office:value-type="float" office:value="-0.0999999999999943" calcext:value-type="float">
            <text:p>-0.099999999999994</text:p>
          </table:table-cell>
        </table:table-row>
        <table:table-row table:style-name="ro1">
          <table:table-cell table:formula="of:=[.A29]+5" office:value-type="float" office:value="95" calcext:value-type="float">
            <text:p>95</text:p>
          </table:table-cell>
          <table:table-cell office:value-type="float" office:value="0.7824" calcext:value-type="float">
            <text:p>0.7824</text:p>
          </table:table-cell>
          <table:table-cell table:formula="of:=[.B30]/(4.7+[.B30])" office:value-type="float" office:value="0.142711221362907" calcext:value-type="float">
            <text:p>0.142711221362907</text:p>
          </table:table-cell>
          <table:table-cell table:formula="of:=ROUND([.C30]*4096;0)" office:value-type="float" office:value="585" calcext:value-type="float">
            <text:p>585</text:p>
          </table:table-cell>
          <table:table-cell table:formula="of:=(2786-[.D30])/4096" office:value-type="float" office:value="0.537353515625" calcext:value-type="float">
            <text:p>0.537353515625</text:p>
          </table:table-cell>
          <table:table-cell table:formula="of:=([.A30]-25)*10" office:value-type="float" office:value="700" calcext:value-type="float">
            <text:p>700</text:p>
          </table:table-cell>
          <table:table-cell table:formula="of:=9503.59*[.E30]^4-6729.63*[.E30]^3+1677.17*[.E30]^2+876.247*[.E30]" office:value-type="float" office:value="703.334692154664" calcext:value-type="float">
            <text:p>703.334692154664</text:p>
          </table:table-cell>
          <table:table-cell table:formula="of:=25+[.G30]/10" office:value-type="float" office:value="95.3334692154664" calcext:value-type="float">
            <text:p>95.3334692154664</text:p>
          </table:table-cell>
          <table:table-cell table:formula="of:=ROUND([.H30];1)" office:value-type="float" office:value="95.3" calcext:value-type="float">
            <text:p>95.3</text:p>
          </table:table-cell>
          <table:table-cell/>
          <table:table-cell table:formula="of:=2786-[.D30]" office:value-type="float" office:value="2201" calcext:value-type="float">
            <text:p>2201</text:p>
          </table:table-cell>
          <table:table-cell table:formula="of:=INT([.K30]*[.K30]/4096)" office:value-type="float" office:value="1182" calcext:value-type="float">
            <text:p>1182</text:p>
          </table:table-cell>
          <table:table-cell table:formula="of:=INT([.K30]*[.L30]/4096)" office:value-type="float" office:value="635" calcext:value-type="float">
            <text:p>635</text:p>
          </table:table-cell>
          <table:table-cell table:formula="of:=INT([.K30]*[.M30]/4096)" office:value-type="float" office:value="341" calcext:value-type="float">
            <text:p>341</text:p>
          </table:table-cell>
          <table:table-cell table:formula="of:=9504*[.N30]-6730*[.M30]+1677*[.L30]+876*[.K30]" office:value-type="float" office:value="2877604" calcext:value-type="float">
            <text:p>2877604</text:p>
          </table:table-cell>
          <table:table-cell table:formula="of:=INT(250+[.O30]/4096)" office:value-type="float" office:value="952" calcext:value-type="float">
            <text:p>952</text:p>
          </table:table-cell>
          <table:table-cell table:formula="of:=[.A30]-[.P30]/10" office:value-type="float" office:value="-0.200000000000003" calcext:value-type="float">
            <text:p>-0.200000000000003</text:p>
          </table:table-cell>
          <table:table-cell table:formula="of:=INT(INT(INT(9504*[.K30]/4096-6730)*[.K30]/4096+1677)*[.K30]/4096+876)*[.K30]" office:value-type="float" office:value="2878908" calcext:value-type="float">
            <text:p>2878908</text:p>
          </table:table-cell>
          <table:table-cell table:formula="of:=INT(250+[.R30]/4096)" office:value-type="float" office:value="952" calcext:value-type="float">
            <text:p>952</text:p>
          </table:table-cell>
          <table:table-cell table:formula="of:=[.A30]-[.S30]/10" office:value-type="float" office:value="-0.200000000000003" calcext:value-type="float">
            <text:p>-0.200000000000003</text:p>
          </table:table-cell>
        </table:table-row>
        <table:table-row table:style-name="ro1">
          <table:table-cell table:formula="of:=[.A30]+5" office:value-type="float" office:value="100" calcext:value-type="float">
            <text:p>100</text:p>
          </table:table-cell>
          <table:table-cell office:value-type="float" office:value="0.6744" calcext:value-type="float">
            <text:p>0.6744</text:p>
          </table:table-cell>
          <table:table-cell table:formula="of:=[.B31]/(4.7+[.B31])" office:value-type="float" office:value="0.125483774933016" calcext:value-type="float">
            <text:p>0.125483774933016</text:p>
          </table:table-cell>
          <table:table-cell table:formula="of:=ROUND([.C31]*4096;0)" office:value-type="float" office:value="514" calcext:value-type="float">
            <text:p>514</text:p>
          </table:table-cell>
          <table:table-cell table:formula="of:=(2786-[.D31])/4096" office:value-type="float" office:value="0.5546875" calcext:value-type="float">
            <text:p>0.5546875</text:p>
          </table:table-cell>
          <table:table-cell table:formula="of:=([.A31]-25)*10" office:value-type="float" office:value="750" calcext:value-type="float">
            <text:p>750</text:p>
          </table:table-cell>
          <table:table-cell table:formula="of:=9503.59*[.E31]^4-6729.63*[.E31]^3+1677.17*[.E31]^2+876.247*[.E31]" office:value-type="float" office:value="753.2236542212" calcext:value-type="float">
            <text:p>753.2236542212</text:p>
          </table:table-cell>
          <table:table-cell table:formula="of:=25+[.G31]/10" office:value-type="float" office:value="100.32236542212" calcext:value-type="float">
            <text:p>100.32236542212</text:p>
          </table:table-cell>
          <table:table-cell table:formula="of:=ROUND([.H31];1)" office:value-type="float" office:value="100.3" calcext:value-type="float">
            <text:p>100.3</text:p>
          </table:table-cell>
          <table:table-cell/>
          <table:table-cell table:formula="of:=2786-[.D31]" office:value-type="float" office:value="2272" calcext:value-type="float">
            <text:p>2272</text:p>
          </table:table-cell>
          <table:table-cell table:formula="of:=INT([.K31]*[.K31]/4096)" office:value-type="float" office:value="1260" calcext:value-type="float">
            <text:p>1260</text:p>
          </table:table-cell>
          <table:table-cell table:formula="of:=INT([.K31]*[.L31]/4096)" office:value-type="float" office:value="698" calcext:value-type="float">
            <text:p>698</text:p>
          </table:table-cell>
          <table:table-cell table:formula="of:=INT([.K31]*[.M31]/4096)" office:value-type="float" office:value="387" calcext:value-type="float">
            <text:p>387</text:p>
          </table:table-cell>
          <table:table-cell table:formula="of:=9504*[.N31]-6730*[.M31]+1677*[.L31]+876*[.K31]" office:value-type="float" office:value="3083800" calcext:value-type="float">
            <text:p>3083800</text:p>
          </table:table-cell>
          <table:table-cell table:formula="of:=INT(250+[.O31]/4096)" office:value-type="float" office:value="1002" calcext:value-type="float">
            <text:p>1002</text:p>
          </table:table-cell>
          <table:table-cell table:formula="of:=[.A31]-[.P31]/10" office:value-type="float" office:value="-0.200000000000003" calcext:value-type="float">
            <text:p>-0.200000000000003</text:p>
          </table:table-cell>
          <table:table-cell table:formula="of:=INT(INT(INT(9504*[.K31]/4096-6730)*[.K31]/4096+1677)*[.K31]/4096+876)*[.K31]" office:value-type="float" office:value="3080832" calcext:value-type="float">
            <text:p>3080832</text:p>
          </table:table-cell>
          <table:table-cell table:formula="of:=INT(250+[.R31]/4096)" office:value-type="float" office:value="1002" calcext:value-type="float">
            <text:p>1002</text:p>
          </table:table-cell>
          <table:table-cell table:formula="of:=[.A31]-[.S31]/10" office:value-type="float" office:value="-0.200000000000003" calcext:value-type="float">
            <text:p>-0.200000000000003</text:p>
          </table:table-cell>
        </table:table-row>
        <table:table-row table:style-name="ro1">
          <table:table-cell table:formula="of:=[.A31]+5" office:value-type="float" office:value="105" calcext:value-type="float">
            <text:p>105</text:p>
          </table:table-cell>
          <table:table-cell office:value-type="float" office:value="0.5836" calcext:value-type="float">
            <text:p>0.5836</text:p>
          </table:table-cell>
          <table:table-cell table:formula="of:=[.B32]/(4.7+[.B32])" office:value-type="float" office:value="0.110454992807934" calcext:value-type="float">
            <text:p>0.110454992807934</text:p>
          </table:table-cell>
          <table:table-cell table:formula="of:=ROUND([.C32]*4096;0)" office:value-type="float" office:value="452" calcext:value-type="float">
            <text:p>452</text:p>
          </table:table-cell>
          <table:table-cell table:formula="of:=(2786-[.D32])/4096" office:value-type="float" office:value="0.56982421875" calcext:value-type="float">
            <text:p>0.56982421875</text:p>
          </table:table-cell>
          <table:table-cell table:formula="of:=([.A32]-25)*10" office:value-type="float" office:value="800" calcext:value-type="float">
            <text:p>800</text:p>
          </table:table-cell>
          <table:table-cell table:formula="of:=9503.59*[.E32]^4-6729.63*[.E32]^3+1677.17*[.E32]^2+876.247*[.E32]" office:value-type="float" office:value="800.717677005682" calcext:value-type="float">
            <text:p>800.717677005682</text:p>
          </table:table-cell>
          <table:table-cell table:formula="of:=25+[.G32]/10" office:value-type="float" office:value="105.071767700568" calcext:value-type="float">
            <text:p>105.071767700568</text:p>
          </table:table-cell>
          <table:table-cell table:formula="of:=ROUND([.H32];1)" office:value-type="float" office:value="105.1" calcext:value-type="float">
            <text:p>105.1</text:p>
          </table:table-cell>
          <table:table-cell/>
          <table:table-cell table:formula="of:=2786-[.D32]" office:value-type="float" office:value="2334" calcext:value-type="float">
            <text:p>2334</text:p>
          </table:table-cell>
          <table:table-cell table:formula="of:=INT([.K32]*[.K32]/4096)" office:value-type="float" office:value="1329" calcext:value-type="float">
            <text:p>1329</text:p>
          </table:table-cell>
          <table:table-cell table:formula="of:=INT([.K32]*[.L32]/4096)" office:value-type="float" office:value="757" calcext:value-type="float">
            <text:p>757</text:p>
          </table:table-cell>
          <table:table-cell table:formula="of:=INT([.K32]*[.M32]/4096)" office:value-type="float" office:value="431" calcext:value-type="float">
            <text:p>431</text:p>
          </table:table-cell>
          <table:table-cell table:formula="of:=9504*[.N32]-6730*[.M32]+1677*[.L32]+876*[.K32]" office:value-type="float" office:value="3274931" calcext:value-type="float">
            <text:p>3274931</text:p>
          </table:table-cell>
          <table:table-cell table:formula="of:=INT(250+[.O32]/4096)" office:value-type="float" office:value="1049" calcext:value-type="float">
            <text:p>1049</text:p>
          </table:table-cell>
          <table:table-cell table:formula="of:=[.A32]-[.P32]/10" office:value-type="float" office:value="0.0999999999999943" calcext:value-type="float">
            <text:p>0.099999999999994</text:p>
          </table:table-cell>
          <table:table-cell table:formula="of:=INT(INT(INT(9504*[.K32]/4096-6730)*[.K32]/4096+1677)*[.K32]/4096+876)*[.K32]" office:value-type="float" office:value="3276936" calcext:value-type="float">
            <text:p>3276936</text:p>
          </table:table-cell>
          <table:table-cell table:formula="of:=INT(250+[.R32]/4096)" office:value-type="float" office:value="1050" calcext:value-type="float">
            <text:p>1050</text:p>
          </table:table-cell>
          <table:table-cell table:formula="of:=[.A32]-[.S32]/10" office:value-type="float" office:value="0" calcext:value-type="float">
            <text:p>0</text:p>
          </table:table-cell>
        </table:table-row>
        <table:table-row table:style-name="ro1">
          <table:table-cell table:formula="of:=[.A32]+5" office:value-type="float" office:value="110" calcext:value-type="float">
            <text:p>110</text:p>
          </table:table-cell>
          <table:table-cell office:value-type="float" office:value="0.5066" calcext:value-type="float">
            <text:p>0.5066</text:p>
          </table:table-cell>
          <table:table-cell table:formula="of:=[.B33]/(4.7+[.B33])" office:value-type="float" office:value="0.0972995813006569" calcext:value-type="float">
            <text:p>0.097299581300657</text:p>
          </table:table-cell>
          <table:table-cell table:formula="of:=ROUND([.C33]*4096;0)" office:value-type="float" office:value="399" calcext:value-type="float">
            <text:p>399</text:p>
          </table:table-cell>
          <table:table-cell table:formula="of:=(2786-[.D33])/4096" office:value-type="float" office:value="0.582763671875" calcext:value-type="float">
            <text:p>0.582763671875</text:p>
          </table:table-cell>
          <table:table-cell table:formula="of:=([.A33]-25)*10" office:value-type="float" office:value="850" calcext:value-type="float">
            <text:p>850</text:p>
          </table:table-cell>
          <table:table-cell table:formula="of:=9503.59*[.E33]^4-6729.63*[.E33]^3+1677.17*[.E33]^2+876.247*[.E33]" office:value-type="float" office:value="844.462418738648" calcext:value-type="float">
            <text:p>844.462418738648</text:p>
          </table:table-cell>
          <table:table-cell table:formula="of:=25+[.G33]/10" office:value-type="float" office:value="109.446241873865" calcext:value-type="float">
            <text:p>109.446241873865</text:p>
          </table:table-cell>
          <table:table-cell table:formula="of:=ROUND([.H33];1)" office:value-type="float" office:value="109.4" calcext:value-type="float">
            <text:p>109.4</text:p>
          </table:table-cell>
          <table:table-cell/>
          <table:table-cell table:formula="of:=2786-[.D33]" office:value-type="float" office:value="2387" calcext:value-type="float">
            <text:p>2387</text:p>
          </table:table-cell>
          <table:table-cell table:formula="of:=INT([.K33]*[.K33]/4096)" office:value-type="float" office:value="1391" calcext:value-type="float">
            <text:p>1391</text:p>
          </table:table-cell>
          <table:table-cell table:formula="of:=INT([.K33]*[.L33]/4096)" office:value-type="float" office:value="810" calcext:value-type="float">
            <text:p>810</text:p>
          </table:table-cell>
          <table:table-cell table:formula="of:=INT([.K33]*[.M33]/4096)" office:value-type="float" office:value="472" calcext:value-type="float">
            <text:p>472</text:p>
          </table:table-cell>
          <table:table-cell table:formula="of:=9504*[.N33]-6730*[.M33]+1677*[.L33]+876*[.K33]" office:value-type="float" office:value="3458307" calcext:value-type="float">
            <text:p>3458307</text:p>
          </table:table-cell>
          <table:table-cell table:formula="of:=INT(250+[.O33]/4096)" office:value-type="float" office:value="1094" calcext:value-type="float">
            <text:p>1094</text:p>
          </table:table-cell>
          <table:table-cell table:formula="of:=[.A33]-[.P33]/10" office:value-type="float" office:value="0.599999999999994" calcext:value-type="float">
            <text:p>0.599999999999994</text:p>
          </table:table-cell>
          <table:table-cell table:formula="of:=INT(INT(INT(9504*[.K33]/4096-6730)*[.K33]/4096+1677)*[.K33]/4096+876)*[.K33]" office:value-type="float" office:value="3456376" calcext:value-type="float">
            <text:p>3456376</text:p>
          </table:table-cell>
          <table:table-cell table:formula="of:=INT(250+[.R33]/4096)" office:value-type="float" office:value="1093" calcext:value-type="float">
            <text:p>1093</text:p>
          </table:table-cell>
          <table:table-cell table:formula="of:=[.A33]-[.S33]/10" office:value-type="float" office:value="0.700000000000003" calcext:value-type="float">
            <text:p>0.700000000000003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1:20:36.574667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7:27:58.884326000</meta:creation-date>
    <dc:date>2022-08-17T12:07:08.161997862</dc:date>
    <meta:editing-duration>PT2H15M7S</meta:editing-duration>
    <meta:editing-cycles>23</meta:editing-cycles>
    <meta:generator>LibreOffice/7.0.4.2$Linux_AARCH64 LibreOffice_project/00$Build-2</meta:generator>
    <meta:document-statistic meta:table-count="1" meta:cell-count="585" meta:object-count="0"/>
  </office:meta>
</office:document-meta>
</file>